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P31" style:family="paragraph" style:parent-style-name="Text_20_body" style:list-style-name="L31"/>
    <style:style style:name="P32" style:family="paragraph" style:parent-style-name="Text_20_body" style:list-style-name="L32"/>
    <style:style style:name="P33" style:family="paragraph" style:parent-style-name="Text_20_body" style:list-style-name="L33"/>
    <style:style style:name="P34" style:family="paragraph" style:parent-style-name="Text_20_body" style:list-style-name="L34"/>
    <style:style style:name="P35" style:family="paragraph" style:parent-style-name="Text_20_body" style:list-style-name="L35"/>
    <style:style style:name="P36" style:family="paragraph" style:parent-style-name="Text_20_body" style:list-style-name="L36"/>
    <style:style style:name="P37" style:family="paragraph" style:parent-style-name="Text_20_body" style:list-style-name="L37"/>
    <style:style style:name="P38" style:family="paragraph" style:parent-style-name="Text_20_body" style:list-style-name="L38"/>
    <style:style style:name="P39" style:family="paragraph" style:parent-style-name="Text_20_body" style:list-style-name="L39"/>
    <style:style style:name="P40" style:family="paragraph" style:parent-style-name="Text_20_body" style:list-style-name="L40"/>
    <style:style style:name="P41" style:family="paragraph" style:parent-style-name="Text_20_body" style:list-style-name="L41"/>
    <style:style style:name="P42" style:family="paragraph" style:parent-style-name="Text_20_body" style:list-style-name="L42"/>
    <style:style style:name="P43" style:family="paragraph" style:parent-style-name="Text_20_body" style:list-style-name="L43"/>
    <style:style style:name="P44" style:family="paragraph" style:parent-style-name="Text_20_body" style:list-style-name="L44"/>
    <style:style style:name="P45" style:family="paragraph" style:parent-style-name="Text_20_body" style:list-style-name="L45"/>
    <style:style style:name="P46" style:family="paragraph" style:parent-style-name="Text_20_body" style:list-style-name="L46"/>
    <style:style style:name="P47" style:family="paragraph" style:parent-style-name="Text_20_body" style:list-style-name="L47"/>
    <style:style style:name="P48" style:family="paragraph" style:parent-style-name="Text_20_body" style:list-style-name="L48"/>
    <style:style style:name="P49" style:family="paragraph" style:parent-style-name="Text_20_body" style:list-style-name="L49"/>
    <style:style style:name="P50" style:family="paragraph" style:parent-style-name="Text_20_body" style:list-style-name="L50"/>
    <style:style style:name="P51" style:family="paragraph" style:parent-style-name="Text_20_body" style:list-style-name="L51"/>
    <style:style style:name="P52" style:family="paragraph" style:parent-style-name="Text_20_body" style:list-style-name="L52"/>
    <style:style style:name="P53" style:family="paragraph" style:parent-style-name="Text_20_body" style:list-style-name="L53"/>
    <style:style style:name="P54" style:family="paragraph" style:parent-style-name="Text_20_body" style:list-style-name="L54"/>
    <style:style style:name="P55" style:family="paragraph" style:parent-style-name="Text_20_body" style:list-style-name="L55"/>
    <style:style style:name="P56" style:family="paragraph" style:parent-style-name="Text_20_body" style:list-style-name="L56"/>
    <style:style style:name="P57" style:family="paragraph" style:parent-style-name="Text_20_body" style:list-style-name="L57"/>
    <style:style style:name="P58" style:family="paragraph" style:parent-style-name="Text_20_body" style:list-style-name="L58"/>
    <style:style style:name="P59" style:family="paragraph" style:parent-style-name="Text_20_body" style:list-style-name="L59"/>
    <style:style style:name="P60" style:family="paragraph" style:parent-style-name="Text_20_body" style:list-style-name="L60"/>
    <style:style style:name="P61" style:family="paragraph" style:parent-style-name="Text_20_body" style:list-style-name="L61"/>
    <style:style style:name="P62" style:family="paragraph" style:parent-style-name="Text_20_body" style:list-style-name="L62"/>
    <style:style style:name="P63" style:family="paragraph" style:parent-style-name="Text_20_body" style:list-style-name="L63"/>
    <style:style style:name="P64" style:family="paragraph" style:parent-style-name="Text_20_body" style:list-style-name="L64"/>
    <style:style style:name="P65" style:family="paragraph" style:parent-style-name="Text_20_body" style:list-style-name="L65"/>
    <style:style style:name="P66" style:family="paragraph" style:parent-style-name="Text_20_body" style:list-style-name="L66"/>
    <style:style style:name="P67" style:family="paragraph" style:parent-style-name="Text_20_body" style:list-style-name="L67"/>
    <style:style style:name="P68" style:family="paragraph" style:parent-style-name="Text_20_body" style:list-style-name="L68"/>
    <style:style style:name="P69" style:family="paragraph" style:parent-style-name="Text_20_body" style:list-style-name="L69"/>
    <style:style style:name="P70" style:family="paragraph" style:parent-style-name="Text_20_body" style:list-style-name="L70"/>
    <style:style style:name="P71" style:family="paragraph" style:parent-style-name="Text_20_body" style:list-style-name="L71"/>
    <style:style style:name="P72" style:family="paragraph" style:parent-style-name="Text_20_body" style:list-style-name="L72"/>
    <style:style style:name="P73" style:family="paragraph" style:parent-style-name="Text_20_body" style:list-style-name="L73"/>
    <style:style style:name="P74" style:family="paragraph" style:parent-style-name="Text_20_body" style:list-style-name="L74"/>
    <style:style style:name="P75" style:family="paragraph" style:parent-style-name="Text_20_body" style:list-style-name="L75"/>
    <style:style style:name="P76" style:family="paragraph" style:parent-style-name="Text_20_body" style:list-style-name="L76"/>
    <style:style style:name="P77" style:family="paragraph" style:parent-style-name="Text_20_body" style:list-style-name="L77"/>
    <style:style style:name="P78" style:family="paragraph" style:parent-style-name="Text_20_body" style:list-style-name="L78"/>
    <style:style style:name="P79" style:family="paragraph" style:parent-style-name="Text_20_body" style:list-style-name="L79"/>
    <style:style style:name="P80" style:family="paragraph" style:parent-style-name="Text_20_body" style:list-style-name="L80"/>
    <style:style style:name="P81" style:family="paragraph" style:parent-style-name="Text_20_body" style:list-style-name="L81"/>
    <style:style style:name="P82" style:family="paragraph" style:parent-style-name="Text_20_body" style:list-style-name="L82"/>
    <style:style style:name="P83" style:family="paragraph" style:parent-style-name="Text_20_body" style:list-style-name="L83"/>
    <style:style style:name="P84" style:family="paragraph" style:parent-style-name="Text_20_body" style:list-style-name="L84"/>
    <style:style style:name="P85" style:family="paragraph" style:parent-style-name="Text_20_body" style:list-style-name="L85"/>
    <style:style style:name="P86" style:family="paragraph" style:parent-style-name="Text_20_body" style:list-style-name="L86"/>
    <style:style style:name="P87" style:family="paragraph" style:parent-style-name="Text_20_body" style:list-style-name="L87"/>
    <style:style style:name="P88" style:family="paragraph" style:parent-style-name="Text_20_body" style:list-style-name="L88"/>
    <style:style style:name="P89" style:family="paragraph" style:parent-style-name="Text_20_body" style:list-style-name="L89"/>
    <style:style style:name="P90" style:family="paragraph" style:parent-style-name="Text_20_body" style:list-style-name="L90"/>
    <style:style style:name="P91" style:family="paragraph" style:parent-style-name="Text_20_body" style:list-style-name="L91"/>
    <style:style style:name="P92" style:family="paragraph" style:parent-style-name="Text_20_body" style:list-style-name="L92"/>
    <style:style style:name="P93" style:family="paragraph" style:parent-style-name="Text_20_body" style:list-style-name="L93"/>
    <style:style style:name="P94" style:family="paragraph" style:parent-style-name="Text_20_body" style:list-style-name="L94"/>
    <style:style style:name="P95" style:family="paragraph" style:parent-style-name="Text_20_body" style:list-style-name="L95"/>
    <style:style style:name="P96" style:family="paragraph" style:parent-style-name="Text_20_body" style:list-style-name="L1">
      <style:paragraph-properties fo:margin-top="0in" fo:margin-bottom="0in"/>
    </style:style>
    <style:style style:name="P97" style:family="paragraph" style:parent-style-name="Text_20_body" style:list-style-name="L2">
      <style:paragraph-properties fo:margin-top="0in" fo:margin-bottom="0in"/>
    </style:style>
    <style:style style:name="P98" style:family="paragraph" style:parent-style-name="Text_20_body" style:list-style-name="L3">
      <style:paragraph-properties fo:margin-top="0in" fo:margin-bottom="0in"/>
    </style:style>
    <style:style style:name="P99" style:family="paragraph" style:parent-style-name="Text_20_body" style:list-style-name="L5">
      <style:paragraph-properties fo:margin-top="0in" fo:margin-bottom="0in"/>
    </style:style>
    <style:style style:name="P100" style:family="paragraph" style:parent-style-name="Text_20_body" style:list-style-name="L6">
      <style:paragraph-properties fo:margin-top="0in" fo:margin-bottom="0in"/>
    </style:style>
    <style:style style:name="P101" style:family="paragraph" style:parent-style-name="Text_20_body" style:list-style-name="L7">
      <style:paragraph-properties fo:margin-top="0in" fo:margin-bottom="0in"/>
    </style:style>
    <style:style style:name="P102" style:family="paragraph" style:parent-style-name="Text_20_body" style:list-style-name="L8">
      <style:paragraph-properties fo:margin-top="0in" fo:margin-bottom="0in"/>
    </style:style>
    <style:style style:name="P103" style:family="paragraph" style:parent-style-name="Text_20_body" style:list-style-name="L9">
      <style:paragraph-properties fo:margin-top="0in" fo:margin-bottom="0in"/>
    </style:style>
    <style:style style:name="P104" style:family="paragraph" style:parent-style-name="Text_20_body" style:list-style-name="L10">
      <style:paragraph-properties fo:margin-top="0in" fo:margin-bottom="0in"/>
    </style:style>
    <style:style style:name="P105" style:family="paragraph" style:parent-style-name="Text_20_body" style:list-style-name="L11">
      <style:paragraph-properties fo:margin-top="0in" fo:margin-bottom="0in"/>
    </style:style>
    <style:style style:name="P106" style:family="paragraph" style:parent-style-name="Text_20_body" style:list-style-name="L12">
      <style:paragraph-properties fo:margin-top="0in" fo:margin-bottom="0in"/>
    </style:style>
    <style:style style:name="P107" style:family="paragraph" style:parent-style-name="Text_20_body" style:list-style-name="L13">
      <style:paragraph-properties fo:margin-top="0in" fo:margin-bottom="0in"/>
    </style:style>
    <style:style style:name="P108" style:family="paragraph" style:parent-style-name="Text_20_body" style:list-style-name="L14">
      <style:paragraph-properties fo:margin-top="0in" fo:margin-bottom="0in"/>
    </style:style>
    <style:style style:name="P109" style:family="paragraph" style:parent-style-name="Text_20_body" style:list-style-name="L15">
      <style:paragraph-properties fo:margin-top="0in" fo:margin-bottom="0in"/>
    </style:style>
    <style:style style:name="P110" style:family="paragraph" style:parent-style-name="Text_20_body" style:list-style-name="L16">
      <style:paragraph-properties fo:margin-top="0in" fo:margin-bottom="0in"/>
    </style:style>
    <style:style style:name="P111" style:family="paragraph" style:parent-style-name="Text_20_body" style:list-style-name="L17">
      <style:paragraph-properties fo:margin-top="0in" fo:margin-bottom="0in"/>
    </style:style>
    <style:style style:name="P112" style:family="paragraph" style:parent-style-name="Text_20_body" style:list-style-name="L18">
      <style:paragraph-properties fo:margin-top="0in" fo:margin-bottom="0in"/>
    </style:style>
    <style:style style:name="P113" style:family="paragraph" style:parent-style-name="Text_20_body" style:list-style-name="L19">
      <style:paragraph-properties fo:margin-top="0in" fo:margin-bottom="0in"/>
    </style:style>
    <style:style style:name="P114" style:family="paragraph" style:parent-style-name="Text_20_body" style:list-style-name="L20">
      <style:paragraph-properties fo:margin-top="0in" fo:margin-bottom="0in"/>
    </style:style>
    <style:style style:name="P115" style:family="paragraph" style:parent-style-name="Text_20_body" style:list-style-name="L21">
      <style:paragraph-properties fo:margin-top="0in" fo:margin-bottom="0in"/>
    </style:style>
    <style:style style:name="P116" style:family="paragraph" style:parent-style-name="Text_20_body" style:list-style-name="L22">
      <style:paragraph-properties fo:margin-top="0in" fo:margin-bottom="0in"/>
    </style:style>
    <style:style style:name="P117" style:family="paragraph" style:parent-style-name="Text_20_body" style:list-style-name="L23">
      <style:paragraph-properties fo:margin-top="0in" fo:margin-bottom="0in"/>
    </style:style>
    <style:style style:name="P118" style:family="paragraph" style:parent-style-name="Text_20_body" style:list-style-name="L24">
      <style:paragraph-properties fo:margin-top="0in" fo:margin-bottom="0in"/>
    </style:style>
    <style:style style:name="P119" style:family="paragraph" style:parent-style-name="Text_20_body" style:list-style-name="L25">
      <style:paragraph-properties fo:margin-top="0in" fo:margin-bottom="0in"/>
    </style:style>
    <style:style style:name="P120" style:family="paragraph" style:parent-style-name="Text_20_body" style:list-style-name="L26">
      <style:paragraph-properties fo:margin-top="0in" fo:margin-bottom="0in"/>
    </style:style>
    <style:style style:name="P121" style:family="paragraph" style:parent-style-name="Text_20_body" style:list-style-name="L27">
      <style:paragraph-properties fo:margin-top="0in" fo:margin-bottom="0in"/>
    </style:style>
    <style:style style:name="P122" style:family="paragraph" style:parent-style-name="Text_20_body" style:list-style-name="L28">
      <style:paragraph-properties fo:margin-top="0in" fo:margin-bottom="0in"/>
    </style:style>
    <style:style style:name="P123" style:family="paragraph" style:parent-style-name="Text_20_body" style:list-style-name="L29">
      <style:paragraph-properties fo:margin-top="0in" fo:margin-bottom="0in"/>
    </style:style>
    <style:style style:name="P124" style:family="paragraph" style:parent-style-name="Text_20_body" style:list-style-name="L30">
      <style:paragraph-properties fo:margin-top="0in" fo:margin-bottom="0in"/>
    </style:style>
    <style:style style:name="P125" style:family="paragraph" style:parent-style-name="Text_20_body" style:list-style-name="L31">
      <style:paragraph-properties fo:margin-top="0in" fo:margin-bottom="0in"/>
    </style:style>
    <style:style style:name="P126" style:family="paragraph" style:parent-style-name="Text_20_body" style:list-style-name="L32">
      <style:paragraph-properties fo:margin-top="0in" fo:margin-bottom="0in"/>
    </style:style>
    <style:style style:name="P127" style:family="paragraph" style:parent-style-name="Text_20_body" style:list-style-name="L33">
      <style:paragraph-properties fo:margin-top="0in" fo:margin-bottom="0in"/>
    </style:style>
    <style:style style:name="P128" style:family="paragraph" style:parent-style-name="Text_20_body" style:list-style-name="L34">
      <style:paragraph-properties fo:margin-top="0in" fo:margin-bottom="0in"/>
    </style:style>
    <style:style style:name="P129" style:family="paragraph" style:parent-style-name="Text_20_body" style:list-style-name="L35">
      <style:paragraph-properties fo:margin-top="0in" fo:margin-bottom="0in"/>
    </style:style>
    <style:style style:name="P130" style:family="paragraph" style:parent-style-name="Text_20_body" style:list-style-name="L36">
      <style:paragraph-properties fo:margin-top="0in" fo:margin-bottom="0in"/>
    </style:style>
    <style:style style:name="P131" style:family="paragraph" style:parent-style-name="Text_20_body" style:list-style-name="L37">
      <style:paragraph-properties fo:margin-top="0in" fo:margin-bottom="0in"/>
    </style:style>
    <style:style style:name="P132" style:family="paragraph" style:parent-style-name="Text_20_body" style:list-style-name="L38">
      <style:paragraph-properties fo:margin-top="0in" fo:margin-bottom="0in"/>
    </style:style>
    <style:style style:name="P133" style:family="paragraph" style:parent-style-name="Text_20_body" style:list-style-name="L39">
      <style:paragraph-properties fo:margin-top="0in" fo:margin-bottom="0in"/>
    </style:style>
    <style:style style:name="P134" style:family="paragraph" style:parent-style-name="Text_20_body" style:list-style-name="L40">
      <style:paragraph-properties fo:margin-top="0in" fo:margin-bottom="0in"/>
    </style:style>
    <style:style style:name="P135" style:family="paragraph" style:parent-style-name="Text_20_body" style:list-style-name="L41">
      <style:paragraph-properties fo:margin-top="0in" fo:margin-bottom="0in"/>
    </style:style>
    <style:style style:name="P136" style:family="paragraph" style:parent-style-name="Text_20_body" style:list-style-name="L42">
      <style:paragraph-properties fo:margin-top="0in" fo:margin-bottom="0in"/>
    </style:style>
    <style:style style:name="P137" style:family="paragraph" style:parent-style-name="Text_20_body" style:list-style-name="L43">
      <style:paragraph-properties fo:margin-top="0in" fo:margin-bottom="0in"/>
    </style:style>
    <style:style style:name="P138" style:family="paragraph" style:parent-style-name="Text_20_body" style:list-style-name="L44">
      <style:paragraph-properties fo:margin-top="0in" fo:margin-bottom="0in"/>
    </style:style>
    <style:style style:name="P139" style:family="paragraph" style:parent-style-name="Text_20_body" style:list-style-name="L45">
      <style:paragraph-properties fo:margin-top="0in" fo:margin-bottom="0in"/>
    </style:style>
    <style:style style:name="P140" style:family="paragraph" style:parent-style-name="Text_20_body" style:list-style-name="L46">
      <style:paragraph-properties fo:margin-top="0in" fo:margin-bottom="0in"/>
    </style:style>
    <style:style style:name="P141" style:family="paragraph" style:parent-style-name="Text_20_body" style:list-style-name="L47">
      <style:paragraph-properties fo:margin-top="0in" fo:margin-bottom="0in"/>
    </style:style>
    <style:style style:name="P142" style:family="paragraph" style:parent-style-name="Text_20_body" style:list-style-name="L48">
      <style:paragraph-properties fo:margin-top="0in" fo:margin-bottom="0in"/>
    </style:style>
    <style:style style:name="P143" style:family="paragraph" style:parent-style-name="Text_20_body" style:list-style-name="L49">
      <style:paragraph-properties fo:margin-top="0in" fo:margin-bottom="0in"/>
    </style:style>
    <style:style style:name="P144" style:family="paragraph" style:parent-style-name="Text_20_body" style:list-style-name="L50">
      <style:paragraph-properties fo:margin-top="0in" fo:margin-bottom="0in"/>
    </style:style>
    <style:style style:name="P145" style:family="paragraph" style:parent-style-name="Text_20_body" style:list-style-name="L51">
      <style:paragraph-properties fo:margin-top="0in" fo:margin-bottom="0in"/>
    </style:style>
    <style:style style:name="P146" style:family="paragraph" style:parent-style-name="Text_20_body" style:list-style-name="L52">
      <style:paragraph-properties fo:margin-top="0in" fo:margin-bottom="0in"/>
    </style:style>
    <style:style style:name="P147" style:family="paragraph" style:parent-style-name="Text_20_body" style:list-style-name="L53">
      <style:paragraph-properties fo:margin-top="0in" fo:margin-bottom="0in"/>
    </style:style>
    <style:style style:name="P148" style:family="paragraph" style:parent-style-name="Text_20_body" style:list-style-name="L54">
      <style:paragraph-properties fo:margin-top="0in" fo:margin-bottom="0in"/>
    </style:style>
    <style:style style:name="P149" style:family="paragraph" style:parent-style-name="Text_20_body" style:list-style-name="L55">
      <style:paragraph-properties fo:margin-top="0in" fo:margin-bottom="0in"/>
    </style:style>
    <style:style style:name="P150" style:family="paragraph" style:parent-style-name="Text_20_body" style:list-style-name="L56">
      <style:paragraph-properties fo:margin-top="0in" fo:margin-bottom="0in"/>
    </style:style>
    <style:style style:name="P151" style:family="paragraph" style:parent-style-name="Text_20_body" style:list-style-name="L57">
      <style:paragraph-properties fo:margin-top="0in" fo:margin-bottom="0in"/>
    </style:style>
    <style:style style:name="P152" style:family="paragraph" style:parent-style-name="Text_20_body" style:list-style-name="L58">
      <style:paragraph-properties fo:margin-top="0in" fo:margin-bottom="0in"/>
    </style:style>
    <style:style style:name="P153" style:family="paragraph" style:parent-style-name="Text_20_body" style:list-style-name="L59">
      <style:paragraph-properties fo:margin-top="0in" fo:margin-bottom="0in"/>
    </style:style>
    <style:style style:name="P154" style:family="paragraph" style:parent-style-name="Text_20_body" style:list-style-name="L60">
      <style:paragraph-properties fo:margin-top="0in" fo:margin-bottom="0in"/>
    </style:style>
    <style:style style:name="P155" style:family="paragraph" style:parent-style-name="Text_20_body" style:list-style-name="L61">
      <style:paragraph-properties fo:margin-top="0in" fo:margin-bottom="0in"/>
    </style:style>
    <style:style style:name="P156" style:family="paragraph" style:parent-style-name="Text_20_body" style:list-style-name="L62">
      <style:paragraph-properties fo:margin-top="0in" fo:margin-bottom="0in"/>
    </style:style>
    <style:style style:name="P157" style:family="paragraph" style:parent-style-name="Text_20_body" style:list-style-name="L63">
      <style:paragraph-properties fo:margin-top="0in" fo:margin-bottom="0in"/>
    </style:style>
    <style:style style:name="P158" style:family="paragraph" style:parent-style-name="Text_20_body" style:list-style-name="L64">
      <style:paragraph-properties fo:margin-top="0in" fo:margin-bottom="0in"/>
    </style:style>
    <style:style style:name="P159" style:family="paragraph" style:parent-style-name="Text_20_body" style:list-style-name="L65">
      <style:paragraph-properties fo:margin-top="0in" fo:margin-bottom="0in"/>
    </style:style>
    <style:style style:name="P160" style:family="paragraph" style:parent-style-name="Text_20_body" style:list-style-name="L66">
      <style:paragraph-properties fo:margin-top="0in" fo:margin-bottom="0in"/>
    </style:style>
    <style:style style:name="P161" style:family="paragraph" style:parent-style-name="Text_20_body" style:list-style-name="L67">
      <style:paragraph-properties fo:margin-top="0in" fo:margin-bottom="0in"/>
    </style:style>
    <style:style style:name="P162" style:family="paragraph" style:parent-style-name="Text_20_body" style:list-style-name="L68">
      <style:paragraph-properties fo:margin-top="0in" fo:margin-bottom="0in"/>
    </style:style>
    <style:style style:name="P163" style:family="paragraph" style:parent-style-name="Text_20_body" style:list-style-name="L69">
      <style:paragraph-properties fo:margin-top="0in" fo:margin-bottom="0in"/>
    </style:style>
    <style:style style:name="P164" style:family="paragraph" style:parent-style-name="Text_20_body" style:list-style-name="L70">
      <style:paragraph-properties fo:margin-top="0in" fo:margin-bottom="0in"/>
    </style:style>
    <style:style style:name="P165" style:family="paragraph" style:parent-style-name="Text_20_body" style:list-style-name="L71">
      <style:paragraph-properties fo:margin-top="0in" fo:margin-bottom="0in"/>
    </style:style>
    <style:style style:name="P166" style:family="paragraph" style:parent-style-name="Text_20_body" style:list-style-name="L72">
      <style:paragraph-properties fo:margin-top="0in" fo:margin-bottom="0in"/>
    </style:style>
    <style:style style:name="P167" style:family="paragraph" style:parent-style-name="Text_20_body" style:list-style-name="L73">
      <style:paragraph-properties fo:margin-top="0in" fo:margin-bottom="0in"/>
    </style:style>
    <style:style style:name="P168" style:family="paragraph" style:parent-style-name="Text_20_body" style:list-style-name="L74">
      <style:paragraph-properties fo:margin-top="0in" fo:margin-bottom="0in"/>
    </style:style>
    <style:style style:name="P169" style:family="paragraph" style:parent-style-name="Text_20_body" style:list-style-name="L75">
      <style:paragraph-properties fo:margin-top="0in" fo:margin-bottom="0in"/>
    </style:style>
    <style:style style:name="P170" style:family="paragraph" style:parent-style-name="Text_20_body" style:list-style-name="L76">
      <style:paragraph-properties fo:margin-top="0in" fo:margin-bottom="0in"/>
    </style:style>
    <style:style style:name="P171" style:family="paragraph" style:parent-style-name="Text_20_body" style:list-style-name="L77">
      <style:paragraph-properties fo:margin-top="0in" fo:margin-bottom="0in"/>
    </style:style>
    <style:style style:name="P172" style:family="paragraph" style:parent-style-name="Text_20_body" style:list-style-name="L78">
      <style:paragraph-properties fo:margin-top="0in" fo:margin-bottom="0in"/>
    </style:style>
    <style:style style:name="P173" style:family="paragraph" style:parent-style-name="Text_20_body" style:list-style-name="L79">
      <style:paragraph-properties fo:margin-top="0in" fo:margin-bottom="0in"/>
    </style:style>
    <style:style style:name="P174" style:family="paragraph" style:parent-style-name="Text_20_body" style:list-style-name="L80">
      <style:paragraph-properties fo:margin-top="0in" fo:margin-bottom="0in"/>
    </style:style>
    <style:style style:name="P175" style:family="paragraph" style:parent-style-name="Text_20_body" style:list-style-name="L81">
      <style:paragraph-properties fo:margin-top="0in" fo:margin-bottom="0in"/>
    </style:style>
    <style:style style:name="P176" style:family="paragraph" style:parent-style-name="Text_20_body" style:list-style-name="L82">
      <style:paragraph-properties fo:margin-top="0in" fo:margin-bottom="0in"/>
    </style:style>
    <style:style style:name="P177" style:family="paragraph" style:parent-style-name="Text_20_body" style:list-style-name="L83">
      <style:paragraph-properties fo:margin-top="0in" fo:margin-bottom="0in"/>
    </style:style>
    <style:style style:name="P178" style:family="paragraph" style:parent-style-name="Text_20_body" style:list-style-name="L84">
      <style:paragraph-properties fo:margin-top="0in" fo:margin-bottom="0in"/>
    </style:style>
    <style:style style:name="P179" style:family="paragraph" style:parent-style-name="Text_20_body" style:list-style-name="L86">
      <style:paragraph-properties fo:margin-top="0in" fo:margin-bottom="0in"/>
    </style:style>
    <style:style style:name="P180" style:family="paragraph" style:parent-style-name="Text_20_body" style:list-style-name="L87">
      <style:paragraph-properties fo:margin-top="0in" fo:margin-bottom="0in"/>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JsDynVar Library Documentation</text:h>
      <text:p text:style-name="Text_20_body">This document provides an overview and detailed reference for all functions available in the JsDynVar Library.</text:p>
      <text:p text:style-name="Text_20_body"><text:span text:style-name="Strong_20_Emphasis">© 2025 made and distributed by Alexander Eriksen, Tønsberg, Norway.</text:span> Contact: Admin@jsdynvar.com (phone: 0047 969 15 969)</text:p>
      <text:p text:style-name="Text_20_body"><text:span text:style-name="Strong_20_Emphasis">Licensing Terms:</text:span></text:p>
      <text:list xml:id="list7169501317508825659" text:style-name="L1">
        <text:list-item>
          <text:p text:style-name="P96">Commercial Use: Requires a valid license key. </text:p>
        </text:list-item>
        <text:list-item>
          <text:p text:style-name="P96">Personal &amp; Educational Use: Free, no key required. </text:p>
        </text:list-item>
        <text:list-item>
          <text:p text:style-name="P1">Redistribution and resale without consent is prohibited. </text:p>
        </text:list-item>
      </text:list>
      <text:p text:style-name="Text_20_body"><text:span text:style-name="Strong_20_Emphasis">Key Features:</text:span></text:p>
      <text:list xml:id="list7112725293052653808" text:style-name="L2">
        <text:list-item>
          <text:p text:style-name="P97">100% native JavaScript, compatible with all browsers. </text:p>
        </text:list-item>
        <text:list-item>
          <text:p text:style-name="P97">No external dependencies, lightweight &amp; efficient. </text:p>
        </text:list-item>
        <text:list-item>
          <text:p text:style-name="P97">Seamlessly integrates via CDN or local installation. </text:p>
        </text:list-item>
        <text:list-item>
          <text:p text:style-name="P2">No external libraries were used in the making of this library. </text:p>
        </text:list-item>
      </text:list>
      <text:p text:style-name="Text_20_body">Purchase Commercial License and view documentation at <text:a xlink:type="simple" xlink:href="https://www.JsDynVar.com/" office:target-frame-name="_blank" xlink:show="new" text:style-name="Internet_20_link" text:visited-style-name="Visited_20_Internet_20_Link">www.JsDynVar.com</text:a></text:p>
      <text:p text:style-name="Horizontal_20_Line"/>
      <text:h text:style-name="Heading_20_3" text:outline-level="3">Global Variables / Objects</text:h>
      <text:p text:style-name="Text_20_body">The library utilizes two main global objects to store dynamic variables and element references:</text:p>
      <text:list xml:id="list1151865459423947378" text:style-name="L3">
        <text:list-item>
          <text:p text:style-name="P98"><text:span text:style-name="Source_20_Text">V</text:span>: An object used to store dynamic variables managed by the library. </text:p>
        </text:list-item>
        <text:list-item>
          <text:p text:style-name="P3"><text:span text:style-name="Source_20_Text">E</text:span>: An object used to store references to dynamic HTML elements managed by the library. </text:p>
        </text:list-item>
      </text:list>
      <text:p text:style-name="Text_20_body">A license key variable is also present:</text:p>
      <text:list xml:id="list2125033609439513998" text:style-name="L4">
        <text:list-item>
          <text:p text:style-name="P4"><text:span text:style-name="Source_20_Text">JsDynVarLicense</text:span>: Stores the user's license key for commercial use. It's initially set to "YOUR_LICENSE_KEY" and can be updated by the user or via a script attribute. </text:p>
        </text:list-item>
      </text:list>
      <text:p text:style-name="Horizontal_20_Line"/>
      <text:h text:style-name="Heading_20_3" text:outline-level="3">Variable Management</text:h>
      <text:p text:style-name="Text_20_body">These functions allow for the creation, modification, and retrieval of dynamic variables stored in the <text:span text:style-name="Source_20_Text">V</text:span> object.</text:p>
      <text:p text:style-name="Text_20_body"><text:span text:style-name="Strong_20_Emphasis">1. </text:span><text:span text:style-name="Strong_20_Emphasis"><text:span text:style-name="Source_20_Text">declareV(name)</text:span></text:span></text:p>
      <text:list xml:id="list4812583247319794377" text:style-name="L5">
        <text:list-item>
          <text:p text:style-name="P99"><text:span text:style-name="Strong_20_Emphasis">Description:</text:span> Declares a variable with the given <text:span text:style-name="Source_20_Text">name</text:span> if it doesn't already exist in the <text:span text:style-name="Source_20_Text">V</text:span> object. The newly declared variable will have an initial value of <text:span text:style-name="Source_20_Text">undefined</text:span>. </text:p>
        </text:list-item>
        <text:list-item>
          <text:p text:style-name="P99"><text:span text:style-name="Strong_20_Emphasis">Parameters:</text:span> </text:p>
          <text:list>
            <text:list-item>
              <text:p text:style-name="P99"><text:span text:style-name="Source_20_Text">name</text:span> (String): The name of the variable to declare. </text:p>
            </text:list-item>
          </text:list>
        </text:list-item>
        <text:list-item>
          <text:p text:style-name="P5"><text:span text:style-name="Strong_20_Emphasis">Returns:</text:span> <text:span text:style-name="Source_20_Text">undefined</text:span>. </text:p>
        </text:list-item>
      </text:list>
      <text:p text:style-name="Text_20_body"><text:span text:style-name="Strong_20_Emphasis">2. </text:span><text:span text:style-name="Strong_20_Emphasis"><text:span text:style-name="Source_20_Text">setV(name, value)</text:span></text:span></text:p>
      <text:list xml:id="list118278397755677555" text:style-name="L6">
        <text:list-item>
          <text:p text:style-name="P100"><text:span text:style-name="Strong_20_Emphasis">Description:</text:span> Sets the value of a dynamic variable. If the variable doesn't exist, it will be created. </text:p>
        </text:list-item>
        <text:list-item>
          <text:p text:style-name="P100"><text:span text:style-name="Strong_20_Emphasis">Parameters:</text:span> </text:p>
          <text:list>
            <text:list-item>
              <text:p text:style-name="P100"><text:span text:style-name="Source_20_Text">name</text:span> (String): The name of the variable. </text:p>
            </text:list-item>
            <text:list-item>
              <text:p text:style-name="P100"><text:soft-page-break/><text:span text:style-name="Source_20_Text">value</text:span> (any): The value to set for the variable. </text:p>
            </text:list-item>
          </text:list>
        </text:list-item>
        <text:list-item>
          <text:p text:style-name="P6"><text:span text:style-name="Strong_20_Emphasis">Returns:</text:span> <text:span text:style-name="Source_20_Text">undefined</text:span>. </text:p>
        </text:list-item>
      </text:list>
      <text:p text:style-name="Text_20_body"><text:span text:style-name="Strong_20_Emphasis">3. </text:span><text:span text:style-name="Strong_20_Emphasis"><text:span text:style-name="Source_20_Text">changeVName(oldName, newName)</text:span></text:span></text:p>
      <text:list xml:id="list1323002394366475807" text:style-name="L7">
        <text:list-item>
          <text:p text:style-name="P101"><text:span text:style-name="Strong_20_Emphasis">Description:</text:span> Renames an existing dynamic variable. If the <text:span text:style-name="Source_20_Text">oldName</text:span> doesn't exist, no action is taken. </text:p>
        </text:list-item>
        <text:list-item>
          <text:p text:style-name="P101"><text:span text:style-name="Strong_20_Emphasis">Parameters:</text:span> </text:p>
          <text:list>
            <text:list-item>
              <text:p text:style-name="P101"><text:span text:style-name="Source_20_Text">oldName</text:span> (String): The current name of the variable. </text:p>
            </text:list-item>
            <text:list-item>
              <text:p text:style-name="P101"><text:span text:style-name="Source_20_Text">newName</text:span> (String): The new name for the variable. </text:p>
            </text:list-item>
          </text:list>
        </text:list-item>
        <text:list-item>
          <text:p text:style-name="P7"><text:span text:style-name="Strong_20_Emphasis">Returns:</text:span> <text:span text:style-name="Source_20_Text">undefined</text:span>. </text:p>
        </text:list-item>
      </text:list>
      <text:p text:style-name="Text_20_body"><text:span text:style-name="Strong_20_Emphasis">4. </text:span><text:span text:style-name="Strong_20_Emphasis"><text:span text:style-name="Source_20_Text">changeVType(name, newType)</text:span></text:span></text:p>
      <text:list xml:id="list7464927487120265430" text:style-name="L8">
        <text:list-item>
          <text:p text:style-name="P102"><text:span text:style-name="Strong_20_Emphasis">Description:</text:span> Attempts to change the type of an existing dynamic variable to "string", "number", or "boolean". If the variable doesn't exist or the <text:span text:style-name="Source_20_Text">newType</text:span> is unsupported, a warning may be logged or no action taken. </text:p>
        </text:list-item>
        <text:list-item>
          <text:p text:style-name="P102"><text:span text:style-name="Strong_20_Emphasis">Parameters:</text:span> </text:p>
          <text:list>
            <text:list-item>
              <text:p text:style-name="P102"><text:span text:style-name="Source_20_Text">name</text:span> (String): The name of the variable. </text:p>
            </text:list-item>
            <text:list-item>
              <text:p text:style-name="P102"><text:span text:style-name="Source_20_Text">newType</text:span> (String): The target type ("string", "number", "boolean"). </text:p>
            </text:list-item>
          </text:list>
        </text:list-item>
        <text:list-item>
          <text:p text:style-name="P8"><text:span text:style-name="Strong_20_Emphasis">Returns:</text:span> <text:span text:style-name="Source_20_Text">undefined</text:span>. </text:p>
        </text:list-item>
      </text:list>
      <text:p text:style-name="Text_20_body"><text:span text:style-name="Strong_20_Emphasis">5. </text:span><text:span text:style-name="Strong_20_Emphasis"><text:span text:style-name="Source_20_Text">getV(name)</text:span></text:span></text:p>
      <text:list xml:id="list3475639782196979485" text:style-name="L9">
        <text:list-item>
          <text:p text:style-name="P103"><text:span text:style-name="Strong_20_Emphasis">Description:</text:span> Retrieves the value of a dynamic variable. </text:p>
        </text:list-item>
        <text:list-item>
          <text:p text:style-name="P103"><text:span text:style-name="Strong_20_Emphasis">Parameters:</text:span> </text:p>
          <text:list>
            <text:list-item>
              <text:p text:style-name="P103"><text:span text:style-name="Source_20_Text">name</text:span> (String): The name of the variable. </text:p>
            </text:list-item>
          </text:list>
        </text:list-item>
        <text:list-item>
          <text:p text:style-name="P9"><text:span text:style-name="Strong_20_Emphasis">Returns:</text:span> (any) The value of the variable, or <text:span text:style-name="Source_20_Text">undefined</text:span> if the variable doesn't exist. </text:p>
        </text:list-item>
      </text:list>
      <text:p text:style-name="Text_20_body"><text:span text:style-name="Strong_20_Emphasis">6. </text:span><text:span text:style-name="Strong_20_Emphasis"><text:span text:style-name="Source_20_Text">getVType(name)</text:span></text:span></text:p>
      <text:list xml:id="list1161737050899536669" text:style-name="L10">
        <text:list-item>
          <text:p text:style-name="P104"><text:span text:style-name="Strong_20_Emphasis">Description:</text:span> Retrieves the JavaScript type of a dynamic variable's value (e.g., "string", "number", "boolean", "undefined", "object"). </text:p>
        </text:list-item>
        <text:list-item>
          <text:p text:style-name="P104"><text:span text:style-name="Strong_20_Emphasis">Parameters:</text:span> </text:p>
          <text:list>
            <text:list-item>
              <text:p text:style-name="P104"><text:span text:style-name="Source_20_Text">name</text:span> (String): The name of the variable. </text:p>
            </text:list-item>
          </text:list>
        </text:list-item>
        <text:list-item>
          <text:p text:style-name="P10"><text:span text:style-name="Strong_20_Emphasis">Returns:</text:span> (String) The type of the variable's value. </text:p>
        </text:list-item>
      </text:list>
      <text:p text:style-name="Text_20_body"><text:span text:style-name="Strong_20_Emphasis">7. </text:span><text:span text:style-name="Strong_20_Emphasis"><text:span text:style-name="Source_20_Text">clearV(name)</text:span></text:span></text:p>
      <text:list xml:id="list137454822925221068" text:style-name="L11">
        <text:list-item>
          <text:p text:style-name="P105"><text:span text:style-name="Strong_20_Emphasis">Description:</text:span> Sets the value of a dynamic variable to <text:span text:style-name="Source_20_Text">undefined</text:span> without deleting the variable itself from the <text:span text:style-name="Source_20_Text">V</text:span> object. </text:p>
        </text:list-item>
        <text:list-item>
          <text:p text:style-name="P105"><text:span text:style-name="Strong_20_Emphasis">Parameters:</text:span> </text:p>
          <text:list>
            <text:list-item>
              <text:p text:style-name="P105"><text:span text:style-name="Source_20_Text">name</text:span> (String): The name of the variable. </text:p>
            </text:list-item>
          </text:list>
        </text:list-item>
        <text:list-item>
          <text:p text:style-name="P11"><text:span text:style-name="Strong_20_Emphasis">Returns:</text:span> <text:span text:style-name="Source_20_Text">undefined</text:span>. </text:p>
        </text:list-item>
      </text:list>
      <text:p text:style-name="Text_20_body"><text:span text:style-name="Strong_20_Emphasis">8. </text:span><text:span text:style-name="Strong_20_Emphasis"><text:span text:style-name="Source_20_Text">deleteV(name)</text:span></text:span></text:p>
      <text:list xml:id="list4803264881659563958" text:style-name="L12">
        <text:list-item>
          <text:p text:style-name="P106"><text:span text:style-name="Strong_20_Emphasis">Description:</text:span> Deletes a dynamic variable (both its name and value) from the <text:span text:style-name="Source_20_Text">V</text:span> object. </text:p>
        </text:list-item>
        <text:list-item>
          <text:p text:style-name="P106"><text:span text:style-name="Strong_20_Emphasis">Parameters:</text:span> </text:p>
          <text:list>
            <text:list-item>
              <text:p text:style-name="P106"><text:span text:style-name="Source_20_Text">name</text:span> (String): The name of the variable to delete. </text:p>
            </text:list-item>
          </text:list>
        </text:list-item>
        <text:list-item>
          <text:p text:style-name="P12"><text:span text:style-name="Strong_20_Emphasis">Returns:</text:span> <text:span text:style-name="Source_20_Text">undefined</text:span>. </text:p>
        </text:list-item>
      </text:list>
      <text:p text:style-name="Horizontal_20_Line"/>
      <text:h text:style-name="Heading_20_3" text:outline-level="3"><text:soft-page-break/>Variable Logging Functions</text:h>
      <text:p text:style-name="Text_20_body">These functions provide various ways to log variable information to the browser's console or display it in an alert dialog.</text:p>
      <text:p text:style-name="Text_20_body"><text:span text:style-name="Strong_20_Emphasis">For a single variable </text:span><text:span text:style-name="Strong_20_Emphasis"><text:span text:style-name="Source_20_Text">name</text:span></text:span><text:span text:style-name="Strong_20_Emphasis">:</text:span></text:p>
      <text:list xml:id="list1588097658187952385" text:style-name="L13">
        <text:list-item>
          <text:p text:style-name="P107"><text:span text:style-name="Source_20_Text">logV(name)</text:span>: Logs <text:span text:style-name="Source_20_Text">name: value</text:span> to the console. </text:p>
        </text:list-item>
        <text:list-item>
          <text:p text:style-name="P107"><text:span text:style-name="Source_20_Text">infoV(name)</text:span>: Logs <text:span text:style-name="Source_20_Text">name: value</text:span> as console info. </text:p>
        </text:list-item>
        <text:list-item>
          <text:p text:style-name="P107"><text:span text:style-name="Source_20_Text">errorV(name)</text:span>: Logs <text:span text:style-name="Source_20_Text">name: value</text:span> as a console error. </text:p>
        </text:list-item>
        <text:list-item>
          <text:p text:style-name="P107"><text:span text:style-name="Source_20_Text">alertV(name)</text:span>: Shows an alert with <text:span text:style-name="Source_20_Text">name: value</text:span>. </text:p>
        </text:list-item>
        <text:list-item>
          <text:p text:style-name="P107"><text:span text:style-name="Source_20_Text">warnV(name)</text:span>: Logs <text:span text:style-name="Source_20_Text">name: value</text:span> as a console warning. </text:p>
        </text:list-item>
        <text:list-item>
          <text:p text:style-name="P107"><text:span text:style-name="Source_20_Text">logVAndType(name)</text:span>: Logs <text:span text:style-name="Source_20_Text">name (type): value</text:span> to the console. </text:p>
        </text:list-item>
        <text:list-item>
          <text:p text:style-name="P107"><text:span text:style-name="Source_20_Text">infoVAndType(name)</text:span>: Logs <text:span text:style-name="Source_20_Text">name (type): value</text:span> as console info. </text:p>
        </text:list-item>
        <text:list-item>
          <text:p text:style-name="P107"><text:span text:style-name="Source_20_Text">errorVAndType(name)</text:span>: Logs <text:span text:style-name="Source_20_Text">name (type): value</text:span> as a console error. </text:p>
        </text:list-item>
        <text:list-item>
          <text:p text:style-name="P107"><text:span text:style-name="Source_20_Text">alertVAndType(name)</text:span>: Shows an alert with <text:span text:style-name="Source_20_Text">name (type): value</text:span>. </text:p>
        </text:list-item>
        <text:list-item>
          <text:p text:style-name="P13"><text:span text:style-name="Source_20_Text">warnVAndType(name)</text:span>: Logs <text:span text:style-name="Source_20_Text">name (type): value</text:span> as a console warning. </text:p>
        </text:list-item>
      </text:list>
      <text:p text:style-name="Text_20_body"><text:span text:style-name="Strong_20_Emphasis">For all variables in the </text:span><text:span text:style-name="Strong_20_Emphasis"><text:span text:style-name="Source_20_Text">V</text:span></text:span><text:span text:style-name="Strong_20_Emphasis"> object:</text:span></text:p>
      <text:list xml:id="list3437127834098581556" text:style-name="L14">
        <text:list-item>
          <text:p text:style-name="P108"><text:span text:style-name="Source_20_Text">logAllV()</text:span>: Logs <text:span text:style-name="Source_20_Text">name: value</text:span> for all variables to the console. </text:p>
        </text:list-item>
        <text:list-item>
          <text:p text:style-name="P108"><text:span text:style-name="Source_20_Text">logAllVAndTypes()</text:span>: Logs <text:span text:style-name="Source_20_Text">name (type): value</text:span> for all variables to the console. </text:p>
        </text:list-item>
        <text:list-item>
          <text:p text:style-name="P108"><text:span text:style-name="Source_20_Text">infoAllV()</text:span>: Logs <text:span text:style-name="Source_20_Text">name: value</text:span> for all variables as console info. </text:p>
        </text:list-item>
        <text:list-item>
          <text:p text:style-name="P108"><text:span text:style-name="Source_20_Text">infoAllVAndTypes()</text:span>: Logs <text:span text:style-name="Source_20_Text">name (type): value</text:span> for all variables as console info. </text:p>
        </text:list-item>
        <text:list-item>
          <text:p text:style-name="P108"><text:span text:style-name="Source_20_Text">alertAllV()</text:span>: Shows an alert listing all variables and their values. </text:p>
        </text:list-item>
        <text:list-item>
          <text:p text:style-name="P108"><text:span text:style-name="Source_20_Text">alertAllVAndTypes()</text:span>: Shows an alert listing all variables with their types and values. </text:p>
        </text:list-item>
        <text:list-item>
          <text:p text:style-name="P108"><text:span text:style-name="Source_20_Text">warnAllV()</text:span>: Logs <text:span text:style-name="Source_20_Text">name: value</text:span> for all variables as console warnings. </text:p>
        </text:list-item>
        <text:list-item>
          <text:p text:style-name="P108"><text:span text:style-name="Source_20_Text">warnAllVAndTypes()</text:span>: Logs <text:span text:style-name="Source_20_Text">name (type): value</text:span> for all variables as console warnings. </text:p>
        </text:list-item>
        <text:list-item>
          <text:p text:style-name="P108"><text:span text:style-name="Source_20_Text">errorAllV()</text:span>: Logs <text:span text:style-name="Source_20_Text">name: value</text:span> for all variables as console errors. </text:p>
        </text:list-item>
        <text:list-item>
          <text:p text:style-name="P14"><text:span text:style-name="Source_20_Text">errorAllVAndTypes()</text:span>: Logs <text:span text:style-name="Source_20_Text">name (type): value</text:span> for all variables as console errors. </text:p>
        </text:list-item>
      </text:list>
      <text:p text:style-name="Text_20_body"><text:span text:style-name="Strong_20_Emphasis">Generic Logging Functions:</text:span></text:p>
      <text:list xml:id="list7655693254031913605" text:style-name="L15">
        <text:list-item>
          <text:p text:style-name="P109"><text:span text:style-name="Source_20_Text">log(value)</text:span>: Logs the given <text:span text:style-name="Source_20_Text">value</text:span> to the console. </text:p>
        </text:list-item>
        <text:list-item>
          <text:p text:style-name="P109"><text:span text:style-name="Source_20_Text">warn(value)</text:span>: Logs the given <text:span text:style-name="Source_20_Text">value</text:span> as a console warning. </text:p>
        </text:list-item>
        <text:list-item>
          <text:p text:style-name="P109"><text:span text:style-name="Source_20_Text">error(value)</text:span>: Logs the given <text:span text:style-name="Source_20_Text">value</text:span> as a console error. </text:p>
        </text:list-item>
        <text:list-item>
          <text:p text:style-name="P15"><text:span text:style-name="Source_20_Text">info(value)</text:span>: Logs the given <text:span text:style-name="Source_20_Text">value</text:span> as console info. </text:p>
        </text:list-item>
      </text:list>
      <text:p text:style-name="Horizontal_20_Line"/>
      <text:h text:style-name="Heading_20_3" text:outline-level="3">Retrieving All Variables</text:h>
      <text:p text:style-name="Text_20_body">Functions to get collections of variable data.</text:p>
      <text:p text:style-name="Text_20_body"><text:span text:style-name="Strong_20_Emphasis">1. </text:span><text:span text:style-name="Strong_20_Emphasis"><text:span text:style-name="Source_20_Text">getAllV()</text:span></text:span></text:p>
      <text:list xml:id="list7626412385662489256" text:style-name="L16">
        <text:list-item>
          <text:p text:style-name="P110"><text:span text:style-name="Strong_20_Emphasis">Description:</text:span> Returns the entire <text:span text:style-name="Source_20_Text">V</text:span> object containing all dynamic variables and their values. </text:p>
        </text:list-item>
        <text:list-item>
          <text:p text:style-name="P16"><text:span text:style-name="Strong_20_Emphasis">Returns:</text:span> (Object) The <text:span text:style-name="Source_20_Text">V</text:span> object. </text:p>
        </text:list-item>
      </text:list>
      <text:p text:style-name="Text_20_body"><text:span text:style-name="Strong_20_Emphasis">2. </text:span><text:span text:style-name="Strong_20_Emphasis"><text:span text:style-name="Source_20_Text">getAllVNames()</text:span></text:span></text:p>
      <text:list xml:id="list6576588624317468050" text:style-name="L17">
        <text:list-item>
          <text:p text:style-name="P111"><text:soft-page-break/><text:span text:style-name="Strong_20_Emphasis">Description:</text:span> Returns an array of strings, where each string is the name of a dynamic variable. </text:p>
        </text:list-item>
        <text:list-item>
          <text:p text:style-name="P17"><text:span text:style-name="Strong_20_Emphasis">Returns:</text:span> (Array&amp;lt;String&gt;) An array of all variable names. </text:p>
        </text:list-item>
      </text:list>
      <text:p text:style-name="Text_20_body"><text:span text:style-name="Strong_20_Emphasis">3. </text:span><text:span text:style-name="Strong_20_Emphasis"><text:span text:style-name="Source_20_Text">getAllVValues()</text:span></text:span></text:p>
      <text:list xml:id="list3251095377481119070" text:style-name="L18">
        <text:list-item>
          <text:p text:style-name="P112"><text:span text:style-name="Strong_20_Emphasis">Description:</text:span> Returns an array containing the values of all dynamic variables. </text:p>
        </text:list-item>
        <text:list-item>
          <text:p text:style-name="P18"><text:span text:style-name="Strong_20_Emphasis">Returns:</text:span> (Array&amp;lt;any&gt;) An array of all variable values. </text:p>
        </text:list-item>
      </text:list>
      <text:p text:style-name="Text_20_body"><text:span text:style-name="Strong_20_Emphasis">4. </text:span><text:span text:style-name="Strong_20_Emphasis"><text:span text:style-name="Source_20_Text">getAllVTypes()</text:span></text:span></text:p>
      <text:list xml:id="list8510885241466786104" text:style-name="L19">
        <text:list-item>
          <text:p text:style-name="P113"><text:span text:style-name="Strong_20_Emphasis">Description:</text:span> Returns an object where keys are variable names and values are their corresponding JavaScript types (as strings). </text:p>
        </text:list-item>
        <text:list-item>
          <text:p text:style-name="P19"><text:span text:style-name="Strong_20_Emphasis">Returns:</text:span> (Object) An object mapping variable names to their types. </text:p>
        </text:list-item>
      </text:list>
      <text:p text:style-name="Text_20_body"><text:span text:style-name="Strong_20_Emphasis">5. </text:span><text:span text:style-name="Strong_20_Emphasis"><text:span text:style-name="Source_20_Text">getAllVTypesAndValues()</text:span></text:span></text:p>
      <text:list xml:id="list9209692356054188677" text:style-name="L20">
        <text:list-item>
          <text:p text:style-name="P114"><text:span text:style-name="Strong_20_Emphasis">Description:</text:span> Returns an object where keys are variable names. Each value is another object containing the <text:span text:style-name="Source_20_Text">type</text:span> (string) and <text:span text:style-name="Source_20_Text">value</text:span> (any) of the variable. </text:p>
        </text:list-item>
        <text:list-item>
          <text:p text:style-name="P20"><text:span text:style-name="Strong_20_Emphasis">Returns:</text:span> (Object) An object mapping variable names to objects with their type and value. </text:p>
        </text:list-item>
      </text:list>
      <text:p text:style-name="Text_20_body"><text:span text:style-name="Strong_20_Emphasis">6. </text:span><text:span text:style-name="Strong_20_Emphasis"><text:span text:style-name="Source_20_Text">getAllVTypesAndNames()</text:span></text:span></text:p>
      <text:list xml:id="list4352377577733753247" text:style-name="L21">
        <text:list-item>
          <text:p text:style-name="P115"><text:span text:style-name="Strong_20_Emphasis">Description:</text:span> Returns an array of objects. Each object contains the <text:span text:style-name="Source_20_Text">type</text:span> (string) and <text:span text:style-name="Source_20_Text">name</text:span> (string) of a dynamic variable. </text:p>
        </text:list-item>
        <text:list-item>
          <text:p text:style-name="P21"><text:span text:style-name="Strong_20_Emphasis">Returns:</text:span> (Array&amp;lt;Object&gt;) An array of objects, each with <text:span text:style-name="Source_20_Text">type</text:span> and <text:span text:style-name="Source_20_Text">name</text:span> properties. </text:p>
        </text:list-item>
      </text:list>
      <text:p text:style-name="Text_20_body"><text:span text:style-name="Strong_20_Emphasis">7. </text:span><text:span text:style-name="Strong_20_Emphasis"><text:span text:style-name="Source_20_Text">getAllVTypesAndNamesAndValues()</text:span></text:span></text:p>
      <text:list xml:id="list5553182743144110763" text:style-name="L22">
        <text:list-item>
          <text:p text:style-name="P116"><text:span text:style-name="Strong_20_Emphasis">Description:</text:span> Returns an array of objects. Each object contains the <text:span text:style-name="Source_20_Text">type</text:span> (string), <text:span text:style-name="Source_20_Text">name</text:span> (string), and <text:span text:style-name="Source_20_Text">value</text:span> (any) of a dynamic variable. </text:p>
        </text:list-item>
        <text:list-item>
          <text:p text:style-name="P22"><text:span text:style-name="Strong_20_Emphasis">Returns:</text:span> (Array&amp;lt;Object&gt;) An array of objects, each with <text:span text:style-name="Source_20_Text">type</text:span>, <text:span text:style-name="Source_20_Text">name</text:span>, and <text:span text:style-name="Source_20_Text">value</text:span> properties. </text:p>
        </text:list-item>
      </text:list>
      <text:p text:style-name="Horizontal_20_Line"/>
      <text:h text:style-name="Heading_20_3" text:outline-level="3">Clearing and Deleting All Variables</text:h>
      <text:p text:style-name="Text_20_body">Functions for bulk operations on all dynamic variables.</text:p>
      <text:p text:style-name="Text_20_body"><text:span text:style-name="Strong_20_Emphasis">1. </text:span><text:span text:style-name="Strong_20_Emphasis"><text:span text:style-name="Source_20_Text">clearAllV()</text:span></text:span></text:p>
      <text:list xml:id="list6550671968839128968" text:style-name="L23">
        <text:list-item>
          <text:p text:style-name="P117"><text:span text:style-name="Strong_20_Emphasis">Description:</text:span> Sets the value of all dynamic variables to <text:span text:style-name="Source_20_Text">undefined</text:span> without removing the variable names from the <text:span text:style-name="Source_20_Text">V</text:span> object. </text:p>
        </text:list-item>
        <text:list-item>
          <text:p text:style-name="P23"><text:span text:style-name="Strong_20_Emphasis">Returns:</text:span> <text:span text:style-name="Source_20_Text">undefined</text:span>. </text:p>
        </text:list-item>
      </text:list>
      <text:p text:style-name="Text_20_body"><text:span text:style-name="Strong_20_Emphasis">2. </text:span><text:span text:style-name="Strong_20_Emphasis"><text:span text:style-name="Source_20_Text">deleteAllV()</text:span></text:span></text:p>
      <text:list xml:id="list5805790456501867942" text:style-name="L24">
        <text:list-item>
          <text:p text:style-name="P118"><text:span text:style-name="Strong_20_Emphasis">Description:</text:span> Completely removes all dynamic variables from the <text:span text:style-name="Source_20_Text">V</text:span> object, resetting <text:span text:style-name="Source_20_Text">V</text:span> to an empty object. </text:p>
        </text:list-item>
        <text:list-item>
          <text:p text:style-name="P24"><text:span text:style-name="Strong_20_Emphasis">Returns:</text:span> <text:span text:style-name="Source_20_Text">undefined</text:span>. </text:p>
        </text:list-item>
      </text:list>
      <text:p text:style-name="Horizontal_20_Line"/>
      <text:h text:style-name="Heading_20_3" text:outline-level="3">Basic Math Operations</text:h>
      <text:p text:style-name="Text_20_body">General utility functions for math operations.</text:p>
      <text:p text:style-name="Text_20_body"><text:span text:style-name="Strong_20_Emphasis">1. </text:span><text:span text:style-name="Strong_20_Emphasis"><text:span text:style-name="Source_20_Text">add(...numbers)</text:span></text:span></text:p>
      <text:list xml:id="list7148218064170044216" text:style-name="L25">
        <text:list-item>
          <text:p text:style-name="P119"><text:soft-page-break/><text:span text:style-name="Strong_20_Emphasis">Description:</text:span> Adds multiple numbers together. </text:p>
        </text:list-item>
        <text:list-item>
          <text:p text:style-name="P119"><text:span text:style-name="Strong_20_Emphasis">Parameters:</text:span> </text:p>
          <text:list>
            <text:list-item>
              <text:p text:style-name="P119"><text:span text:style-name="Source_20_Text">...numbers</text:span> (Number): A sequence of numbers to add. </text:p>
            </text:list-item>
          </text:list>
        </text:list-item>
        <text:list-item>
          <text:p text:style-name="P25"><text:span text:style-name="Strong_20_Emphasis">Returns:</text:span> (Number) The sum of the numbers. </text:p>
        </text:list-item>
      </text:list>
      <text:p text:style-name="Text_20_body"><text:span text:style-name="Strong_20_Emphasis">2. </text:span><text:span text:style-name="Strong_20_Emphasis"><text:span text:style-name="Source_20_Text">subtract(...numbers)</text:span></text:span></text:p>
      <text:list xml:id="list920904318669429609" text:style-name="L26">
        <text:list-item>
          <text:p text:style-name="P120"><text:span text:style-name="Strong_20_Emphasis">Description:</text:span> Subtracts multiple numbers sequentially from the first number. (e.g., <text:span text:style-name="Source_20_Text">subtract(10, 2, 3)</text:span> is <text:span text:style-name="Source_20_Text">10 - 2 - 3</text:span>). </text:p>
        </text:list-item>
        <text:list-item>
          <text:p text:style-name="P120"><text:span text:style-name="Strong_20_Emphasis">Parameters:</text:span> </text:p>
          <text:list>
            <text:list-item>
              <text:p text:style-name="P120"><text:span text:style-name="Source_20_Text">...numbers</text:span> (Number): A sequence of numbers. The first is the minuend, subsequent numbers are subtrahends. </text:p>
            </text:list-item>
          </text:list>
        </text:list-item>
        <text:list-item>
          <text:p text:style-name="P26"><text:span text:style-name="Strong_20_Emphasis">Returns:</text:span> (Number) The result of the subtractions. </text:p>
        </text:list-item>
      </text:list>
      <text:p text:style-name="Text_20_body"><text:span text:style-name="Strong_20_Emphasis">3. </text:span><text:span text:style-name="Strong_20_Emphasis"><text:span text:style-name="Source_20_Text">multiply(...numbers)</text:span></text:span></text:p>
      <text:list xml:id="list4746423468978565395" text:style-name="L27">
        <text:list-item>
          <text:p text:style-name="P121"><text:span text:style-name="Strong_20_Emphasis">Description:</text:span> Multiplies multiple numbers together. </text:p>
        </text:list-item>
        <text:list-item>
          <text:p text:style-name="P121"><text:span text:style-name="Strong_20_Emphasis">Parameters:</text:span> </text:p>
          <text:list>
            <text:list-item>
              <text:p text:style-name="P121"><text:span text:style-name="Source_20_Text">...numbers</text:span> (Number): A sequence of numbers to multiply. </text:p>
            </text:list-item>
          </text:list>
        </text:list-item>
        <text:list-item>
          <text:p text:style-name="P27"><text:span text:style-name="Strong_20_Emphasis">Returns:</text:span> (Number) The product of the numbers. (Starts with an identity of 1). </text:p>
        </text:list-item>
      </text:list>
      <text:p text:style-name="Text_20_body"><text:span text:style-name="Strong_20_Emphasis">4. </text:span><text:span text:style-name="Strong_20_Emphasis"><text:span text:style-name="Source_20_Text">divide(...numbers)</text:span></text:span></text:p>
      <text:list xml:id="list6541118504204963172" text:style-name="L28">
        <text:list-item>
          <text:p text:style-name="P122"><text:span text:style-name="Strong_20_Emphasis">Description:</text:span> Divides multiple numbers sequentially. (e.g., <text:span text:style-name="Source_20_Text">divide(100, 2, 5)</text:span> is <text:span text:style-name="Source_20_Text">100 / 2 / 5</text:span>). </text:p>
        </text:list-item>
        <text:list-item>
          <text:p text:style-name="P122"><text:span text:style-name="Strong_20_Emphasis">Parameters:</text:span> </text:p>
          <text:list>
            <text:list-item>
              <text:p text:style-name="P122"><text:span text:style-name="Source_20_Text">...numbers</text:span> (Number): A sequence of numbers. The first is the dividend, subsequent numbers are divisors. </text:p>
            </text:list-item>
          </text:list>
        </text:list-item>
        <text:list-item>
          <text:p text:style-name="P28"><text:span text:style-name="Strong_20_Emphasis">Returns:</text:span> (Number) The result of the divisions. </text:p>
        </text:list-item>
      </text:list>
      <text:p text:style-name="Horizontal_20_Line"/>
      <text:h text:style-name="Heading_20_3" text:outline-level="3">Math Operations on Variables</text:h>
      <text:p text:style-name="Text_20_body">Functions to perform math operations directly on numeric dynamic variables stored in <text:span text:style-name="Source_20_Text">V</text:span>. These functions modify the variable in place.</text:p>
      <text:p text:style-name="Text_20_body"><text:span text:style-name="Strong_20_Emphasis">1. </text:span><text:span text:style-name="Strong_20_Emphasis"><text:span text:style-name="Source_20_Text">addToV(name, value)</text:span></text:span></text:p>
      <text:list xml:id="list2101961307497281227" text:style-name="L29">
        <text:list-item>
          <text:p text:style-name="P123"><text:span text:style-name="Strong_20_Emphasis">Description:</text:span> Adds a numeric <text:span text:style-name="Source_20_Text">value</text:span> to the dynamic variable <text:span text:style-name="Source_20_Text">name</text:span>, if <text:span text:style-name="Source_20_Text">V[name]</text:span> is a number. </text:p>
        </text:list-item>
        <text:list-item>
          <text:p text:style-name="P123"><text:span text:style-name="Strong_20_Emphasis">Parameters:</text:span> </text:p>
          <text:list>
            <text:list-item>
              <text:p text:style-name="P123"><text:span text:style-name="Source_20_Text">name</text:span> (String): The name of the numeric variable. </text:p>
            </text:list-item>
            <text:list-item>
              <text:p text:style-name="P123"><text:span text:style-name="Source_20_Text">value</text:span> (Number): The number to add. </text:p>
            </text:list-item>
          </text:list>
        </text:list-item>
        <text:list-item>
          <text:p text:style-name="P29"><text:span text:style-name="Strong_20_Emphasis">Returns:</text:span> <text:span text:style-name="Source_20_Text">undefined</text:span>. </text:p>
        </text:list-item>
      </text:list>
      <text:p text:style-name="Text_20_body"><text:span text:style-name="Strong_20_Emphasis">2. </text:span><text:span text:style-name="Strong_20_Emphasis"><text:span text:style-name="Source_20_Text">subtractFromV(name, value)</text:span></text:span></text:p>
      <text:list xml:id="list9190694736714594509" text:style-name="L30">
        <text:list-item>
          <text:p text:style-name="P124"><text:span text:style-name="Strong_20_Emphasis">Description:</text:span> Subtracts a numeric <text:span text:style-name="Source_20_Text">value</text:span> from the dynamic variable <text:span text:style-name="Source_20_Text">name</text:span>, if <text:span text:style-name="Source_20_Text">V[name]</text:span> is a number. </text:p>
        </text:list-item>
        <text:list-item>
          <text:p text:style-name="P124"><text:span text:style-name="Strong_20_Emphasis">Parameters:</text:span> </text:p>
          <text:list>
            <text:list-item>
              <text:p text:style-name="P124"><text:span text:style-name="Source_20_Text">name</text:span> (String): The name of the numeric variable. </text:p>
            </text:list-item>
            <text:list-item>
              <text:p text:style-name="P124"><text:span text:style-name="Source_20_Text">value</text:span> (Number): The number to subtract. </text:p>
            </text:list-item>
          </text:list>
        </text:list-item>
        <text:list-item>
          <text:p text:style-name="P30"><text:span text:style-name="Strong_20_Emphasis">Returns:</text:span> <text:span text:style-name="Source_20_Text">undefined</text:span>. </text:p>
        </text:list-item>
      </text:list>
      <text:p text:style-name="Text_20_body"><text:soft-page-break/><text:span text:style-name="Strong_20_Emphasis">3. </text:span><text:span text:style-name="Strong_20_Emphasis"><text:span text:style-name="Source_20_Text">multiplyV(name, value)</text:span></text:span></text:p>
      <text:list xml:id="list2179934349880574315" text:style-name="L31">
        <text:list-item>
          <text:p text:style-name="P125"><text:span text:style-name="Strong_20_Emphasis">Description:</text:span> Multiplies the dynamic variable <text:span text:style-name="Source_20_Text">name</text:span> by a numeric <text:span text:style-name="Source_20_Text">value</text:span>, if <text:span text:style-name="Source_20_Text">V[name]</text:span> is a number. </text:p>
        </text:list-item>
        <text:list-item>
          <text:p text:style-name="P125"><text:span text:style-name="Strong_20_Emphasis">Parameters:</text:span> </text:p>
          <text:list>
            <text:list-item>
              <text:p text:style-name="P125"><text:span text:style-name="Source_20_Text">name</text:span> (String): The name of the numeric variable. </text:p>
            </text:list-item>
            <text:list-item>
              <text:p text:style-name="P125"><text:span text:style-name="Source_20_Text">value</text:span> (Number): The number to multiply by. </text:p>
            </text:list-item>
          </text:list>
        </text:list-item>
        <text:list-item>
          <text:p text:style-name="P31"><text:span text:style-name="Strong_20_Emphasis">Returns:</text:span> <text:span text:style-name="Source_20_Text">undefined</text:span>. </text:p>
        </text:list-item>
      </text:list>
      <text:p text:style-name="Text_20_body"><text:span text:style-name="Strong_20_Emphasis">4. </text:span><text:span text:style-name="Strong_20_Emphasis"><text:span text:style-name="Source_20_Text">divideV(name, value)</text:span></text:span></text:p>
      <text:list xml:id="list9010860993615405527" text:style-name="L32">
        <text:list-item>
          <text:p text:style-name="P126"><text:span text:style-name="Strong_20_Emphasis">Description:</text:span> Divides the dynamic variable <text:span text:style-name="Source_20_Text">name</text:span> by a numeric <text:span text:style-name="Source_20_Text">value</text:span>, if <text:span text:style-name="Source_20_Text">V[name]</text:span> is a number and <text:span text:style-name="Source_20_Text">value</text:span> is not zero. </text:p>
        </text:list-item>
        <text:list-item>
          <text:p text:style-name="P126"><text:span text:style-name="Strong_20_Emphasis">Parameters:</text:span> </text:p>
          <text:list>
            <text:list-item>
              <text:p text:style-name="P126"><text:span text:style-name="Source_20_Text">name</text:span> (String): The name of the numeric variable. </text:p>
            </text:list-item>
            <text:list-item>
              <text:p text:style-name="P126"><text:span text:style-name="Source_20_Text">value</text:span> (Number): The number to divide by (must not be 0). </text:p>
            </text:list-item>
          </text:list>
        </text:list-item>
        <text:list-item>
          <text:p text:style-name="P32"><text:span text:style-name="Strong_20_Emphasis">Returns:</text:span> <text:span text:style-name="Source_20_Text">undefined</text:span>. </text:p>
        </text:list-item>
      </text:list>
      <text:p text:style-name="Horizontal_20_Line"/>
      <text:h text:style-name="Heading_20_3" text:outline-level="3">Math Operations with Multiple Values on Variables</text:h>
      <text:p text:style-name="Text_20_body">Functions to perform math operations with several values on a single dynamic variable.</text:p>
      <text:p text:style-name="Text_20_body"><text:span text:style-name="Strong_20_Emphasis">1. </text:span><text:span text:style-name="Strong_20_Emphasis"><text:span text:style-name="Source_20_Text">addSeveralToV(name, ...values)</text:span></text:span></text:p>
      <text:list xml:id="list9054953065153952606" text:style-name="L33">
        <text:list-item>
          <text:p text:style-name="P127"><text:span text:style-name="Strong_20_Emphasis">Description:</text:span> Adds multiple numeric <text:span text:style-name="Source_20_Text">values</text:span> to the dynamic variable <text:span text:style-name="Source_20_Text">name</text:span>, if <text:span text:style-name="Source_20_Text">V[name]</text:span> is a number. </text:p>
        </text:list-item>
        <text:list-item>
          <text:p text:style-name="P127"><text:span text:style-name="Strong_20_Emphasis">Parameters:</text:span> </text:p>
          <text:list>
            <text:list-item>
              <text:p text:style-name="P127"><text:span text:style-name="Source_20_Text">name</text:span> (String): The name of the numeric variable. </text:p>
            </text:list-item>
            <text:list-item>
              <text:p text:style-name="P127"><text:span text:style-name="Source_20_Text">...values</text:span> (Number): A sequence of numbers to add. </text:p>
            </text:list-item>
          </text:list>
        </text:list-item>
        <text:list-item>
          <text:p text:style-name="P33"><text:span text:style-name="Strong_20_Emphasis">Returns:</text:span> <text:span text:style-name="Source_20_Text">undefined</text:span>. </text:p>
        </text:list-item>
      </text:list>
      <text:p text:style-name="Text_20_body"><text:span text:style-name="Strong_20_Emphasis">2. </text:span><text:span text:style-name="Strong_20_Emphasis"><text:span text:style-name="Source_20_Text">subtractSeveralFromV(name, ...values)</text:span></text:span></text:p>
      <text:list xml:id="list810762893368541210" text:style-name="L34">
        <text:list-item>
          <text:p text:style-name="P128"><text:span text:style-name="Strong_20_Emphasis">Description:</text:span> Subtracts multiple numeric <text:span text:style-name="Source_20_Text">values</text:span> sequentially from the dynamic variable <text:span text:style-name="Source_20_Text">name</text:span>, if <text:span text:style-name="Source_20_Text">V[name]</text:span> is a number. (e.g., <text:span text:style-name="Source_20_Text">V[name] - value1 - value2 ...</text:span>). </text:p>
        </text:list-item>
        <text:list-item>
          <text:p text:style-name="P128"><text:span text:style-name="Strong_20_Emphasis">Parameters:</text:span> </text:p>
          <text:list>
            <text:list-item>
              <text:p text:style-name="P128"><text:span text:style-name="Source_20_Text">name</text:span> (String): The name of the numeric variable. </text:p>
            </text:list-item>
            <text:list-item>
              <text:p text:style-name="P128"><text:span text:style-name="Source_20_Text">...values</text:span> (Number): A sequence of numbers to subtract. </text:p>
            </text:list-item>
          </text:list>
        </text:list-item>
        <text:list-item>
          <text:p text:style-name="P34"><text:span text:style-name="Strong_20_Emphasis">Returns:</text:span> <text:span text:style-name="Source_20_Text">undefined</text:span>. </text:p>
        </text:list-item>
      </text:list>
      <text:p text:style-name="Text_20_body"><text:span text:style-name="Strong_20_Emphasis">3. </text:span><text:span text:style-name="Strong_20_Emphasis"><text:span text:style-name="Source_20_Text">multiplySeveralWithV(name, ...values)</text:span></text:span></text:p>
      <text:list xml:id="list3652309592177874196" text:style-name="L35">
        <text:list-item>
          <text:p text:style-name="P129"><text:span text:style-name="Strong_20_Emphasis">Description:</text:span> Multiplies the dynamic variable <text:span text:style-name="Source_20_Text">name</text:span> by multiple numeric <text:span text:style-name="Source_20_Text">values</text:span>, if <text:span text:style-name="Source_20_Text">V[name]</text:span> is a number. </text:p>
        </text:list-item>
        <text:list-item>
          <text:p text:style-name="P129"><text:span text:style-name="Strong_20_Emphasis">Parameters:</text:span> </text:p>
          <text:list>
            <text:list-item>
              <text:p text:style-name="P129"><text:span text:style-name="Source_20_Text">name</text:span> (String): The name of the numeric variable. </text:p>
            </text:list-item>
            <text:list-item>
              <text:p text:style-name="P129"><text:span text:style-name="Source_20_Text">...values</text:span> (Number): A sequence of numbers to multiply by. </text:p>
            </text:list-item>
          </text:list>
        </text:list-item>
        <text:list-item>
          <text:p text:style-name="P35"><text:span text:style-name="Strong_20_Emphasis">Returns:</text:span> <text:span text:style-name="Source_20_Text">undefined</text:span>. </text:p>
        </text:list-item>
      </text:list>
      <text:p text:style-name="Text_20_body"><text:span text:style-name="Strong_20_Emphasis">4. </text:span><text:span text:style-name="Strong_20_Emphasis"><text:span text:style-name="Source_20_Text">divideVSeveral(name, ...values)</text:span></text:span></text:p>
      <text:list xml:id="list3789504342948294971" text:style-name="L36">
        <text:list-item>
          <text:p text:style-name="P130"><text:span text:style-name="Strong_20_Emphasis">Description:</text:span> Divides the dynamic variable <text:span text:style-name="Source_20_Text">name</text:span> by multiple numeric <text:span text:style-name="Source_20_Text">values</text:span> sequentially, if <text:span text:style-name="Source_20_Text">V[name]</text:span> is a number and all <text:span text:style-name="Source_20_Text">values</text:span> are non-zero. </text:p>
        </text:list-item>
        <text:list-item>
          <text:p text:style-name="P130"><text:soft-page-break/><text:span text:style-name="Strong_20_Emphasis">Parameters:</text:span> </text:p>
          <text:list>
            <text:list-item>
              <text:p text:style-name="P130"><text:span text:style-name="Source_20_Text">name</text:span> (String): The name of the numeric variable. </text:p>
            </text:list-item>
            <text:list-item>
              <text:p text:style-name="P130"><text:span text:style-name="Source_20_Text">...values</text:span> (Number): A sequence of non-zero numbers to divide by. </text:p>
            </text:list-item>
          </text:list>
        </text:list-item>
        <text:list-item>
          <text:p text:style-name="P36"><text:span text:style-name="Strong_20_Emphasis">Returns:</text:span> <text:span text:style-name="Source_20_Text">undefined</text:span>. </text:p>
        </text:list-item>
      </text:list>
      <text:p text:style-name="Horizontal_20_Line"/>
      <text:h text:style-name="Heading_20_3" text:outline-level="3">Math Operations Between Variables</text:h>
      <text:p text:style-name="Text_20_body">Functions to perform math operations between two dynamic variables.</text:p>
      <text:p text:style-name="Text_20_body"><text:span text:style-name="Strong_20_Emphasis">1. </text:span><text:span text:style-name="Strong_20_Emphasis"><text:span text:style-name="Source_20_Text">addVToV(targetName, sourceName)</text:span></text:span></text:p>
      <text:list xml:id="list3008928416672586117" text:style-name="L37">
        <text:list-item>
          <text:p text:style-name="P131"><text:span text:style-name="Strong_20_Emphasis">Description:</text:span> Adds the value of <text:span text:style-name="Source_20_Text">V[sourceName]</text:span> to <text:span text:style-name="Source_20_Text">V[targetName]</text:span>, if both are numbers. The result is stored in <text:span text:style-name="Source_20_Text">V[targetName]</text:span>. </text:p>
        </text:list-item>
        <text:list-item>
          <text:p text:style-name="P131"><text:span text:style-name="Strong_20_Emphasis">Parameters:</text:span> </text:p>
          <text:list>
            <text:list-item>
              <text:p text:style-name="P131"><text:span text:style-name="Source_20_Text">targetName</text:span> (String): The name of the target numeric variable. </text:p>
            </text:list-item>
            <text:list-item>
              <text:p text:style-name="P131"><text:span text:style-name="Source_20_Text">sourceName</text:span> (String): The name of the source numeric variable. </text:p>
            </text:list-item>
          </text:list>
        </text:list-item>
        <text:list-item>
          <text:p text:style-name="P37"><text:span text:style-name="Strong_20_Emphasis">Returns:</text:span> <text:span text:style-name="Source_20_Text">undefined</text:span>. </text:p>
        </text:list-item>
      </text:list>
      <text:p text:style-name="Text_20_body"><text:span text:style-name="Strong_20_Emphasis">2. </text:span><text:span text:style-name="Strong_20_Emphasis"><text:span text:style-name="Source_20_Text">subtractVFromV(targetName, sourceName)</text:span></text:span></text:p>
      <text:list xml:id="list5690436919963857321" text:style-name="L38">
        <text:list-item>
          <text:p text:style-name="P132"><text:span text:style-name="Strong_20_Emphasis">Description:</text:span> Subtracts the value of <text:span text:style-name="Source_20_Text">V[sourceName]</text:span> from <text:span text:style-name="Source_20_Text">V[targetName]</text:span>, if both are numbers. The result is stored in <text:span text:style-name="Source_20_Text">V[targetName]</text:span>. </text:p>
        </text:list-item>
        <text:list-item>
          <text:p text:style-name="P132"><text:span text:style-name="Strong_20_Emphasis">Parameters:</text:span> </text:p>
          <text:list>
            <text:list-item>
              <text:p text:style-name="P132"><text:span text:style-name="Source_20_Text">targetName</text:span> (String): The name of the target numeric variable. </text:p>
            </text:list-item>
            <text:list-item>
              <text:p text:style-name="P132"><text:span text:style-name="Source_20_Text">sourceName</text:span> (String): The name of the source numeric variable. </text:p>
            </text:list-item>
          </text:list>
        </text:list-item>
        <text:list-item>
          <text:p text:style-name="P38"><text:span text:style-name="Strong_20_Emphasis">Returns:</text:span> <text:span text:style-name="Source_20_Text">undefined</text:span>. </text:p>
        </text:list-item>
      </text:list>
      <text:p text:style-name="Text_20_body"><text:span text:style-name="Strong_20_Emphasis">3. </text:span><text:span text:style-name="Strong_20_Emphasis"><text:span text:style-name="Source_20_Text">multiplyVWithV(targetName, sourceName)</text:span></text:span></text:p>
      <text:list xml:id="list729409052793972524" text:style-name="L39">
        <text:list-item>
          <text:p text:style-name="P133"><text:span text:style-name="Strong_20_Emphasis">Description:</text:span> Multiplies the value of <text:span text:style-name="Source_20_Text">V[targetName]</text:span> by <text:span text:style-name="Source_20_Text">V[sourceName]</text:span>, if both are numbers. The result is stored in <text:span text:style-name="Source_20_Text">V[targetName]</text:span>. </text:p>
        </text:list-item>
        <text:list-item>
          <text:p text:style-name="P133"><text:span text:style-name="Strong_20_Emphasis">Parameters:</text:span> </text:p>
          <text:list>
            <text:list-item>
              <text:p text:style-name="P133"><text:span text:style-name="Source_20_Text">targetName</text:span> (String): The name of the target numeric variable. </text:p>
            </text:list-item>
            <text:list-item>
              <text:p text:style-name="P133"><text:span text:style-name="Source_20_Text">sourceName</text:span> (String): The name of the source numeric variable. </text:p>
            </text:list-item>
          </text:list>
        </text:list-item>
        <text:list-item>
          <text:p text:style-name="P39"><text:span text:style-name="Strong_20_Emphasis">Returns:</text:span> <text:span text:style-name="Source_20_Text">undefined</text:span>. </text:p>
        </text:list-item>
      </text:list>
      <text:p text:style-name="Text_20_body"><text:span text:style-name="Strong_20_Emphasis">4. </text:span><text:span text:style-name="Strong_20_Emphasis"><text:span text:style-name="Source_20_Text">divideVByV(targetName, sourceName)</text:span></text:span></text:p>
      <text:list xml:id="list7896832278855450794" text:style-name="L40">
        <text:list-item>
          <text:p text:style-name="P134"><text:span text:style-name="Strong_20_Emphasis">Description:</text:span> Divides the value of <text:span text:style-name="Source_20_Text">V[targetName]</text:span> by <text:span text:style-name="Source_20_Text">V[sourceName]</text:span>, if both are numbers and <text:span text:style-name="Source_20_Text">V[sourceName]</text:span> is not zero. The result is stored in <text:span text:style-name="Source_20_Text">V[targetName]</text:span>. </text:p>
        </text:list-item>
        <text:list-item>
          <text:p text:style-name="P134"><text:span text:style-name="Strong_20_Emphasis">Parameters:</text:span> </text:p>
          <text:list>
            <text:list-item>
              <text:p text:style-name="P134"><text:span text:style-name="Source_20_Text">targetName</text:span> (String): The name of the target numeric variable. </text:p>
            </text:list-item>
            <text:list-item>
              <text:p text:style-name="P134"><text:span text:style-name="Source_20_Text">sourceName</text:span> (String): The name of the source numeric variable (must not be 0). </text:p>
            </text:list-item>
          </text:list>
        </text:list-item>
        <text:list-item>
          <text:p text:style-name="P40"><text:span text:style-name="Strong_20_Emphasis">Returns:</text:span> <text:span text:style-name="Source_20_Text">undefined</text:span>. </text:p>
        </text:list-item>
      </text:list>
      <text:p text:style-name="Horizontal_20_Line"/>
      <text:h text:style-name="Heading_20_3" text:outline-level="3">Math Operations Between Multiple Variables</text:h>
      <text:p text:style-name="Text_20_body">Functions to perform math operations between a target dynamic variable and multiple source dynamic variables.</text:p>
      <text:p text:style-name="Text_20_body"><text:soft-page-break/><text:span text:style-name="Strong_20_Emphasis">1. </text:span><text:span text:style-name="Strong_20_Emphasis"><text:span text:style-name="Source_20_Text">addSeveralVToV(targetName, ...sourceNames)</text:span></text:span></text:p>
      <text:list xml:id="list8356659552721964005" text:style-name="L41">
        <text:list-item>
          <text:p text:style-name="P135"><text:span text:style-name="Strong_20_Emphasis">Description:</text:span> Adds the values of multiple source variables (<text:span text:style-name="Source_20_Text">...sourceNames</text:span>) to the target variable <text:span text:style-name="Source_20_Text">targetName</text:span>. Only numeric source variables contribute; non-numeric ones are treated as 0. Assumes <text:span text:style-name="Source_20_Text">V[targetName]</text:span> is a number. </text:p>
        </text:list-item>
        <text:list-item>
          <text:p text:style-name="P135"><text:span text:style-name="Strong_20_Emphasis">Parameters:</text:span> </text:p>
          <text:list>
            <text:list-item>
              <text:p text:style-name="P135"><text:span text:style-name="Source_20_Text">targetName</text:span> (String): The name of the target numeric variable. </text:p>
            </text:list-item>
            <text:list-item>
              <text:p text:style-name="P135"><text:span text:style-name="Source_20_Text">...sourceNames</text:span> (String): A sequence of names of source variables. </text:p>
            </text:list-item>
          </text:list>
        </text:list-item>
        <text:list-item>
          <text:p text:style-name="P41"><text:span text:style-name="Strong_20_Emphasis">Returns:</text:span> <text:span text:style-name="Source_20_Text">undefined</text:span>. </text:p>
        </text:list-item>
      </text:list>
      <text:p text:style-name="Text_20_body"><text:span text:style-name="Strong_20_Emphasis">2. </text:span><text:span text:style-name="Strong_20_Emphasis"><text:span text:style-name="Source_20_Text">subtractSeveralVFromV(targetName, ...sourceNames)</text:span></text:span></text:p>
      <text:list xml:id="list3191371054966544456" text:style-name="L42">
        <text:list-item>
          <text:p text:style-name="P136"><text:span text:style-name="Strong_20_Emphasis">Description:</text:span> Subtracts the sum of values of multiple source variables (<text:span text:style-name="Source_20_Text">...sourceNames</text:span>) from the target variable <text:span text:style-name="Source_20_Text">targetName</text:span>. Only numeric source variables contribute; non-numeric ones are treated as 0. Assumes <text:span text:style-name="Source_20_Text">V[targetName]</text:span> is a number. </text:p>
        </text:list-item>
        <text:list-item>
          <text:p text:style-name="P136"><text:span text:style-name="Strong_20_Emphasis">Parameters:</text:span> </text:p>
          <text:list>
            <text:list-item>
              <text:p text:style-name="P136"><text:span text:style-name="Source_20_Text">targetName</text:span> (String): The name of the target numeric variable. </text:p>
            </text:list-item>
            <text:list-item>
              <text:p text:style-name="P136"><text:span text:style-name="Source_20_Text">...sourceNames</text:span> (String): A sequence of names of source variables. </text:p>
            </text:list-item>
          </text:list>
        </text:list-item>
        <text:list-item>
          <text:p text:style-name="P42"><text:span text:style-name="Strong_20_Emphasis">Returns:</text:span> <text:span text:style-name="Source_20_Text">undefined</text:span>. </text:p>
        </text:list-item>
      </text:list>
      <text:p text:style-name="Text_20_body"><text:span text:style-name="Strong_20_Emphasis">3. </text:span><text:span text:style-name="Strong_20_Emphasis"><text:span text:style-name="Source_20_Text">multiplySeveralVWithV(targetName, ...sourceNames)</text:span></text:span></text:p>
      <text:list xml:id="list7307523379201608879" text:style-name="L43">
        <text:list-item>
          <text:p text:style-name="P137"><text:span text:style-name="Strong_20_Emphasis">Description:</text:span> Multiplies the target variable <text:span text:style-name="Source_20_Text">targetName</text:span> by the values of multiple source variables (<text:span text:style-name="Source_20_Text">...sourceNames</text:span>). Only numeric source variables contribute; non-numeric ones are treated as 1. Assumes <text:span text:style-name="Source_20_Text">V[targetName]</text:span> is a number. </text:p>
        </text:list-item>
        <text:list-item>
          <text:p text:style-name="P137"><text:span text:style-name="Strong_20_Emphasis">Parameters:</text:span> </text:p>
          <text:list>
            <text:list-item>
              <text:p text:style-name="P137"><text:span text:style-name="Source_20_Text">targetName</text:span> (String): The name of the target numeric variable. </text:p>
            </text:list-item>
            <text:list-item>
              <text:p text:style-name="P137"><text:span text:style-name="Source_20_Text">...sourceNames</text:span> (String): A sequence of names of source variables. </text:p>
            </text:list-item>
          </text:list>
        </text:list-item>
        <text:list-item>
          <text:p text:style-name="P43"><text:span text:style-name="Strong_20_Emphasis">Returns:</text:span> <text:span text:style-name="Source_20_Text">undefined</text:span>. </text:p>
        </text:list-item>
      </text:list>
      <text:p text:style-name="Text_20_body"><text:span text:style-name="Strong_20_Emphasis">4. </text:span><text:span text:style-name="Strong_20_Emphasis"><text:span text:style-name="Source_20_Text">divideVWithSeveralV(targetName, ...sourceNames)</text:span></text:span></text:p>
      <text:list xml:id="list5311893683089376505" text:style-name="L44">
        <text:list-item>
          <text:p text:style-name="P138"><text:span text:style-name="Strong_20_Emphasis">Description:</text:span> Divides the target variable <text:span text:style-name="Source_20_Text">targetName</text:span> sequentially by the values of multiple source variables (<text:span text:style-name="Source_20_Text">...sourceNames</text:span>). Only numeric, non-zero source variables are used; non-numeric or zero-valued source variables are effectively treated as 1 to avoid errors in the reduction logic for division. Assumes <text:span text:style-name="Source_20_Text">V[targetName]</text:span> is a number. </text:p>
        </text:list-item>
        <text:list-item>
          <text:p text:style-name="P138"><text:span text:style-name="Strong_20_Emphasis">Parameters:</text:span> </text:p>
          <text:list>
            <text:list-item>
              <text:p text:style-name="P138"><text:span text:style-name="Source_20_Text">targetName</text:span> (String): The name of the target numeric variable. </text:p>
            </text:list-item>
            <text:list-item>
              <text:p text:style-name="P138"><text:span text:style-name="Source_20_Text">...sourceNames</text:span> (String): A sequence of names of source variables (should be numeric and non-zero). </text:p>
            </text:list-item>
          </text:list>
        </text:list-item>
        <text:list-item>
          <text:p text:style-name="P44"><text:span text:style-name="Strong_20_Emphasis">Returns:</text:span> <text:span text:style-name="Source_20_Text">undefined</text:span>. </text:p>
        </text:list-item>
      </text:list>
      <text:p text:style-name="Horizontal_20_Line"/>
      <text:h text:style-name="Heading_20_3" text:outline-level="3">String Manipulation</text:h>
      <text:p text:style-name="Text_20_body">Functions for manipulating strings, some operating on dynamic variables and others as general utilities.</text:p>
      <text:p text:style-name="Text_20_body"><text:span text:style-name="Strong_20_Emphasis">1. </text:span><text:span text:style-name="Strong_20_Emphasis"><text:span text:style-name="Source_20_Text">append(str, value)</text:span></text:span></text:p>
      <text:list xml:id="list5561714781653807547" text:style-name="L45">
        <text:list-item>
          <text:p text:style-name="P139"><text:span text:style-name="Strong_20_Emphasis">Description:</text:span> Appends a <text:span text:style-name="Source_20_Text">value</text:span> to a string <text:span text:style-name="Source_20_Text">str</text:span> and returns the new string. </text:p>
        </text:list-item>
        <text:list-item>
          <text:p text:style-name="P139"><text:span text:style-name="Strong_20_Emphasis">Parameters:</text:span> </text:p>
          <text:list>
            <text:list-item>
              <text:p text:style-name="P139"><text:soft-page-break/><text:span text:style-name="Source_20_Text">str</text:span> (String): The original string. </text:p>
            </text:list-item>
            <text:list-item>
              <text:p text:style-name="P139"><text:span text:style-name="Source_20_Text">value</text:span> (any): The value to append (will be converted to string). </text:p>
            </text:list-item>
          </text:list>
        </text:list-item>
        <text:list-item>
          <text:p text:style-name="P45"><text:span text:style-name="Strong_20_Emphasis">Returns:</text:span> (String) The new string with the value appended. </text:p>
        </text:list-item>
      </text:list>
      <text:p text:style-name="Text_20_body"><text:span text:style-name="Strong_20_Emphasis">2. </text:span><text:span text:style-name="Strong_20_Emphasis"><text:span text:style-name="Source_20_Text">prepend(str, value)</text:span></text:span></text:p>
      <text:list xml:id="list6025662102839698998" text:style-name="L46">
        <text:list-item>
          <text:p text:style-name="P140"><text:span text:style-name="Strong_20_Emphasis">Description:</text:span> Prepends a <text:span text:style-name="Source_20_Text">value</text:span> to a string <text:span text:style-name="Source_20_Text">str</text:span> and returns the new string. </text:p>
        </text:list-item>
        <text:list-item>
          <text:p text:style-name="P140"><text:span text:style-name="Strong_20_Emphasis">Parameters:</text:span> </text:p>
          <text:list>
            <text:list-item>
              <text:p text:style-name="P140"><text:span text:style-name="Source_20_Text">str</text:span> (String): The original string. </text:p>
            </text:list-item>
            <text:list-item>
              <text:p text:style-name="P140"><text:span text:style-name="Source_20_Text">value</text:span> (any): The value to prepend (will be converted to string). </text:p>
            </text:list-item>
          </text:list>
        </text:list-item>
        <text:list-item>
          <text:p text:style-name="P46"><text:span text:style-name="Strong_20_Emphasis">Returns:</text:span> (String) The new string with the value prepended. </text:p>
        </text:list-item>
      </text:list>
      <text:p text:style-name="Text_20_body"><text:span text:style-name="Strong_20_Emphasis">3. </text:span><text:span text:style-name="Strong_20_Emphasis"><text:span text:style-name="Source_20_Text">appendToV(name, value)</text:span></text:span></text:p>
      <text:list xml:id="list970056020800578112" text:style-name="L47">
        <text:list-item>
          <text:p text:style-name="P141"><text:span text:style-name="Strong_20_Emphasis">Description:</text:span> Appends a <text:span text:style-name="Source_20_Text">value</text:span> to the string dynamic variable <text:span text:style-name="Source_20_Text">V[name]</text:span>, if <text:span text:style-name="Source_20_Text">V[name]</text:span> is a string. </text:p>
        </text:list-item>
        <text:list-item>
          <text:p text:style-name="P141"><text:span text:style-name="Strong_20_Emphasis">Parameters:</text:span> </text:p>
          <text:list>
            <text:list-item>
              <text:p text:style-name="P141"><text:span text:style-name="Source_20_Text">name</text:span> (String): The name of the string variable. </text:p>
            </text:list-item>
            <text:list-item>
              <text:p text:style-name="P141"><text:span text:style-name="Source_20_Text">value</text:span> (any): The value to append. </text:p>
            </text:list-item>
          </text:list>
        </text:list-item>
        <text:list-item>
          <text:p text:style-name="P47"><text:span text:style-name="Strong_20_Emphasis">Returns:</text:span> <text:span text:style-name="Source_20_Text">undefined</text:span>. </text:p>
        </text:list-item>
      </text:list>
      <text:p text:style-name="Text_20_body"><text:span text:style-name="Strong_20_Emphasis">4. </text:span><text:span text:style-name="Strong_20_Emphasis"><text:span text:style-name="Source_20_Text">prependToV(name, value)</text:span></text:span></text:p>
      <text:list xml:id="list2983216072332261587" text:style-name="L48">
        <text:list-item>
          <text:p text:style-name="P142"><text:span text:style-name="Strong_20_Emphasis">Description:</text:span> Prepends a <text:span text:style-name="Source_20_Text">value</text:span> to the string dynamic variable <text:span text:style-name="Source_20_Text">V[name]</text:span>, if <text:span text:style-name="Source_20_Text">V[name]</text:span> is a string. </text:p>
        </text:list-item>
        <text:list-item>
          <text:p text:style-name="P142"><text:span text:style-name="Strong_20_Emphasis">Parameters:</text:span> </text:p>
          <text:list>
            <text:list-item>
              <text:p text:style-name="P142"><text:span text:style-name="Source_20_Text">name</text:span> (String): The name of the string variable. </text:p>
            </text:list-item>
            <text:list-item>
              <text:p text:style-name="P142"><text:span text:style-name="Source_20_Text">value</text:span> (any): The value to prepend. </text:p>
            </text:list-item>
          </text:list>
        </text:list-item>
        <text:list-item>
          <text:p text:style-name="P48"><text:span text:style-name="Strong_20_Emphasis">Returns:</text:span> <text:span text:style-name="Source_20_Text">undefined</text:span>. </text:p>
        </text:list-item>
      </text:list>
      <text:p text:style-name="Text_20_body"><text:span text:style-name="Strong_20_Emphasis">5. </text:span><text:span text:style-name="Strong_20_Emphasis"><text:span text:style-name="Source_20_Text">replaceInV(name, oldValue, newValue)</text:span></text:span></text:p>
      <text:list xml:id="list1870605477196204459" text:style-name="L49">
        <text:list-item>
          <text:p text:style-name="P143"><text:span text:style-name="Strong_20_Emphasis">Description:</text:span> Replaces the first occurrence of <text:span text:style-name="Source_20_Text">oldValue</text:span> with <text:span text:style-name="Source_20_Text">newValue</text:span> in the string dynamic variable <text:span text:style-name="Source_20_Text">V[name]</text:span>, if <text:span text:style-name="Source_20_Text">V[name]</text:span> is a string. </text:p>
        </text:list-item>
        <text:list-item>
          <text:p text:style-name="P143"><text:span text:style-name="Strong_20_Emphasis">Parameters:</text:span> </text:p>
          <text:list>
            <text:list-item>
              <text:p text:style-name="P143"><text:span text:style-name="Source_20_Text">name</text:span> (String): The name of the string variable. </text:p>
            </text:list-item>
            <text:list-item>
              <text:p text:style-name="P143"><text:span text:style-name="Source_20_Text">oldValue</text:span> (String): The substring to be replaced. </text:p>
            </text:list-item>
            <text:list-item>
              <text:p text:style-name="P143"><text:span text:style-name="Source_20_Text">newValue</text:span> (String): The string to replace with. </text:p>
            </text:list-item>
          </text:list>
        </text:list-item>
        <text:list-item>
          <text:p text:style-name="P49"><text:span text:style-name="Strong_20_Emphasis">Returns:</text:span> <text:span text:style-name="Source_20_Text">undefined</text:span>. </text:p>
        </text:list-item>
      </text:list>
      <text:p text:style-name="Text_20_body"><text:span text:style-name="Strong_20_Emphasis">6. </text:span><text:span text:style-name="Strong_20_Emphasis"><text:span text:style-name="Source_20_Text">replaceAllInV(name, oldValue, newValue)</text:span></text:span></text:p>
      <text:list xml:id="list903577743753383590" text:style-name="L50">
        <text:list-item>
          <text:p text:style-name="P144"><text:span text:style-name="Strong_20_Emphasis">Description:</text:span> Replaces all occurrences of <text:span text:style-name="Source_20_Text">oldValue</text:span> with <text:span text:style-name="Source_20_Text">newValue</text:span> in the string dynamic variable <text:span text:style-name="Source_20_Text">V[name]</text:span>, if <text:span text:style-name="Source_20_Text">V[name]</text:span> is a string. Uses the <text:span text:style-name="Source_20_Text">String.prototype.replaceAll()</text:span> method. </text:p>
        </text:list-item>
        <text:list-item>
          <text:p text:style-name="P144"><text:span text:style-name="Strong_20_Emphasis">Parameters:</text:span> </text:p>
          <text:list>
            <text:list-item>
              <text:p text:style-name="P144"><text:span text:style-name="Source_20_Text">name</text:span> (String): The name of the string variable. </text:p>
            </text:list-item>
            <text:list-item>
              <text:p text:style-name="P144"><text:span text:style-name="Source_20_Text">oldValue</text:span> (String): The substring to be replaced. </text:p>
            </text:list-item>
            <text:list-item>
              <text:p text:style-name="P144"><text:span text:style-name="Source_20_Text">newValue</text:span> (String): The string to replace with. </text:p>
            </text:list-item>
          </text:list>
        </text:list-item>
        <text:list-item>
          <text:p text:style-name="P50"><text:span text:style-name="Strong_20_Emphasis">Returns:</text:span> <text:span text:style-name="Source_20_Text">undefined</text:span>. </text:p>
        </text:list-item>
      </text:list>
      <text:p text:style-name="Text_20_body"><text:span text:style-name="Strong_20_Emphasis">7. </text:span><text:span text:style-name="Strong_20_Emphasis"><text:span text:style-name="Source_20_Text">splitV(name, separator)</text:span></text:span></text:p>
      <text:list xml:id="list542396188582507508" text:style-name="L51">
        <text:list-item>
          <text:p text:style-name="P145"><text:span text:style-name="Strong_20_Emphasis">Description:</text:span> Splits the string dynamic variable <text:span text:style-name="Source_20_Text">V[name]</text:span> into an array of substrings using <text:soft-page-break/>the provided <text:span text:style-name="Source_20_Text">separator</text:span> and updates <text:span text:style-name="Source_20_Text">V[name]</text:span> to be this new array. This changes the type of <text:span text:style-name="Source_20_Text">V[name]</text:span> from string to array. </text:p>
        </text:list-item>
        <text:list-item>
          <text:p text:style-name="P145"><text:span text:style-name="Strong_20_Emphasis">Parameters:</text:span> </text:p>
          <text:list>
            <text:list-item>
              <text:p text:style-name="P145"><text:span text:style-name="Source_20_Text">name</text:span> (String): The name of the string variable. </text:p>
            </text:list-item>
            <text:list-item>
              <text:p text:style-name="P145"><text:span text:style-name="Source_20_Text">separator</text:span> (String): The character or string at which to split. </text:p>
            </text:list-item>
          </text:list>
        </text:list-item>
        <text:list-item>
          <text:p text:style-name="P51"><text:span text:style-name="Strong_20_Emphasis">Returns:</text:span> <text:span text:style-name="Source_20_Text">undefined</text:span>. </text:p>
        </text:list-item>
      </text:list>
      <text:p text:style-name="Text_20_body"><text:span text:style-name="Strong_20_Emphasis">8. </text:span><text:span text:style-name="Strong_20_Emphasis"><text:span text:style-name="Source_20_Text">getVAndSplit(name, separator)</text:span></text:span></text:p>
      <text:list xml:id="list2456716977313630138" text:style-name="L52">
        <text:list-item>
          <text:p text:style-name="P146"><text:span text:style-name="Strong_20_Emphasis">Description:</text:span> Retrieves the string value of <text:span text:style-name="Source_20_Text">V[name]</text:span>, splits it into an array using the <text:span text:style-name="Source_20_Text">separator</text:span>, and returns the array. Does not modify the original <text:span text:style-name="Source_20_Text">V[name]</text:span>. </text:p>
        </text:list-item>
        <text:list-item>
          <text:p text:style-name="P146"><text:span text:style-name="Strong_20_Emphasis">Parameters:</text:span> </text:p>
          <text:list>
            <text:list-item>
              <text:p text:style-name="P146"><text:span text:style-name="Source_20_Text">name</text:span> (String): The name of the string variable. </text:p>
            </text:list-item>
            <text:list-item>
              <text:p text:style-name="P146"><text:span text:style-name="Source_20_Text">separator</text:span> (String): The character or string at which to split. </text:p>
            </text:list-item>
          </text:list>
        </text:list-item>
        <text:list-item>
          <text:p text:style-name="P52"><text:span text:style-name="Strong_20_Emphasis">Returns:</text:span> (Array&amp;lt;String&gt; | undefined) An array of substrings, or <text:span text:style-name="Source_20_Text">undefined</text:span> if <text:span text:style-name="Source_20_Text">V[name]</text:span> is not a string. </text:p>
        </text:list-item>
      </text:list>
      <text:p text:style-name="Text_20_body"><text:span text:style-name="Strong_20_Emphasis">9. </text:span><text:span text:style-name="Strong_20_Emphasis"><text:span text:style-name="Source_20_Text">getVAndJoinArrayValues(name, separator)</text:span></text:span></text:p>
      <text:list xml:id="list6528602160715725863" text:style-name="L53">
        <text:list-item>
          <text:p text:style-name="P147"><text:span text:style-name="Strong_20_Emphasis">Description:</text:span> If <text:span text:style-name="Source_20_Text">V[name]</text:span> is an array, this function joins its elements into a single string, with each element separated by the <text:span text:style-name="Source_20_Text">separator</text:span>, and returns the resulting string. Does not modify <text:span text:style-name="Source_20_Text">V[name]</text:span>. </text:p>
        </text:list-item>
        <text:list-item>
          <text:p text:style-name="P147"><text:span text:style-name="Strong_20_Emphasis">Parameters:</text:span> </text:p>
          <text:list>
            <text:list-item>
              <text:p text:style-name="P147"><text:span text:style-name="Source_20_Text">name</text:span> (String): The name of the array variable. </text:p>
            </text:list-item>
            <text:list-item>
              <text:p text:style-name="P147"><text:span text:style-name="Source_20_Text">separator</text:span> (String): The string to use as a separator. </text:p>
            </text:list-item>
          </text:list>
        </text:list-item>
        <text:list-item>
          <text:p text:style-name="P53"><text:span text:style-name="Strong_20_Emphasis">Returns:</text:span> (String | undefined) The joined string, or <text:span text:style-name="Source_20_Text">undefined</text:span> if <text:span text:style-name="Source_20_Text">V[name]</text:span> is not an array. </text:p>
        </text:list-item>
      </text:list>
      <text:p text:style-name="Text_20_body"><text:span text:style-name="Strong_20_Emphasis">10. </text:span><text:span text:style-name="Strong_20_Emphasis"><text:span text:style-name="Source_20_Text">insertInV(name, index, value)</text:span></text:span></text:p>
      <text:list xml:id="list7482457214806013431" text:style-name="L54">
        <text:list-item>
          <text:p text:style-name="P148"><text:span text:style-name="Strong_20_Emphasis">Description:</text:span> Inserts a <text:span text:style-name="Source_20_Text">value</text:span> into the string dynamic variable <text:span text:style-name="Source_20_Text">V[name]</text:span> at the specified <text:span text:style-name="Source_20_Text">index</text:span>, if <text:span text:style-name="Source_20_Text">V[name]</text:span> is a string. </text:p>
        </text:list-item>
        <text:list-item>
          <text:p text:style-name="P148"><text:span text:style-name="Strong_20_Emphasis">Parameters:</text:span> </text:p>
          <text:list>
            <text:list-item>
              <text:p text:style-name="P148"><text:span text:style-name="Source_20_Text">name</text:span> (String): The name of the string variable. </text:p>
            </text:list-item>
            <text:list-item>
              <text:p text:style-name="P148"><text:span text:style-name="Source_20_Text">index</text:span> (Number): The position at which to insert the value. </text:p>
            </text:list-item>
            <text:list-item>
              <text:p text:style-name="P148"><text:span text:style-name="Source_20_Text">value</text:span> (String): The string to insert. </text:p>
            </text:list-item>
          </text:list>
        </text:list-item>
        <text:list-item>
          <text:p text:style-name="P54"><text:span text:style-name="Strong_20_Emphasis">Returns:</text:span> <text:span text:style-name="Source_20_Text">undefined</text:span>. </text:p>
        </text:list-item>
      </text:list>
      <text:p text:style-name="Text_20_body"><text:span text:style-name="Strong_20_Emphasis">11. </text:span><text:span text:style-name="Strong_20_Emphasis"><text:span text:style-name="Source_20_Text">removeFromV(name, index, length)</text:span></text:span></text:p>
      <text:list xml:id="list7169186208006180210" text:style-name="L55">
        <text:list-item>
          <text:p text:style-name="P149"><text:span text:style-name="Strong_20_Emphasis">Description:</text:span> Removes a portion of the string dynamic variable <text:span text:style-name="Source_20_Text">V[name]</text:span> starting at <text:span text:style-name="Source_20_Text">index</text:span> for a given <text:span text:style-name="Source_20_Text">length</text:span>, if <text:span text:style-name="Source_20_Text">V[name]</text:span> is a string. </text:p>
        </text:list-item>
        <text:list-item>
          <text:p text:style-name="P149"><text:span text:style-name="Strong_20_Emphasis">Parameters:</text:span> </text:p>
          <text:list>
            <text:list-item>
              <text:p text:style-name="P149"><text:span text:style-name="Source_20_Text">name</text:span> (String): The name of the string variable. </text:p>
            </text:list-item>
            <text:list-item>
              <text:p text:style-name="P149"><text:span text:style-name="Source_20_Text">index</text:span> (Number): The starting position of the portion to remove. </text:p>
            </text:list-item>
            <text:list-item>
              <text:p text:style-name="P149"><text:span text:style-name="Source_20_Text">length</text:span> (Number): The number of characters to remove. </text:p>
            </text:list-item>
          </text:list>
        </text:list-item>
        <text:list-item>
          <text:p text:style-name="P55"><text:span text:style-name="Strong_20_Emphasis">Returns:</text:span> <text:span text:style-name="Source_20_Text">undefined</text:span>. </text:p>
        </text:list-item>
      </text:list>
      <text:p text:style-name="Horizontal_20_Line"/>
      <text:h text:style-name="Heading_20_3" text:outline-level="3">HTML Interaction</text:h>
      <text:p text:style-name="Text_20_body">Functions for selecting, creating, and manipulating HTML elements. Element references are stored <text:soft-page-break/>in the global <text:span text:style-name="Source_20_Text">E</text:span> object.</text:p>
      <text:p text:style-name="Text_20_body"><text:span text:style-name="Strong_20_Emphasis">Storing Element References:</text:span></text:p>
      <text:p text:style-name="Text_20_body"><text:span text:style-name="Strong_20_Emphasis">1. </text:span><text:span text:style-name="Strong_20_Emphasis"><text:span text:style-name="Source_20_Text">setEById(name, elementId)</text:span></text:span></text:p>
      <text:list xml:id="list7734950944174297233" text:style-name="L56">
        <text:list-item>
          <text:p text:style-name="P150"><text:span text:style-name="Strong_20_Emphasis">Description:</text:span> Finds an HTML element by its <text:span text:style-name="Source_20_Text">id</text:span> and stores a reference to it in <text:span text:style-name="Source_20_Text">E[name]</text:span>. Logs a warning if not found. </text:p>
        </text:list-item>
        <text:list-item>
          <text:p text:style-name="P150"><text:span text:style-name="Strong_20_Emphasis">Parameters:</text:span> </text:p>
          <text:list>
            <text:list-item>
              <text:p text:style-name="P150"><text:span text:style-name="Source_20_Text">name</text:span> (String): The key to store the element reference under in <text:span text:style-name="Source_20_Text">E</text:span>. </text:p>
            </text:list-item>
            <text:list-item>
              <text:p text:style-name="P150"><text:span text:style-name="Source_20_Text">elementId</text:span> (String): The ID of the HTML element. </text:p>
            </text:list-item>
          </text:list>
        </text:list-item>
        <text:list-item>
          <text:p text:style-name="P56"><text:span text:style-name="Strong_20_Emphasis">Returns:</text:span> <text:span text:style-name="Source_20_Text">undefined</text:span>. </text:p>
        </text:list-item>
      </text:list>
      <text:p text:style-name="Text_20_body"><text:span text:style-name="Strong_20_Emphasis">2. </text:span><text:span text:style-name="Strong_20_Emphasis"><text:span text:style-name="Source_20_Text">setEByClass(name, className)</text:span></text:span></text:p>
      <text:list xml:id="list8948371984390647892" text:style-name="L57">
        <text:list-item>
          <text:p text:style-name="P151"><text:span text:style-name="Strong_20_Emphasis">Description:</text:span> Finds the first HTML element matching the given <text:span text:style-name="Source_20_Text">className</text:span> and stores a reference to it in <text:span text:style-name="Source_20_Text">E[name]</text:span>. Logs a warning if not found. </text:p>
        </text:list-item>
        <text:list-item>
          <text:p text:style-name="P151"><text:span text:style-name="Strong_20_Emphasis">Parameters:</text:span> </text:p>
          <text:list>
            <text:list-item>
              <text:p text:style-name="P151"><text:span text:style-name="Source_20_Text">name</text:span> (String): The key to store the element reference under in <text:span text:style-name="Source_20_Text">E</text:span>. </text:p>
            </text:list-item>
            <text:list-item>
              <text:p text:style-name="P151"><text:span text:style-name="Source_20_Text">className</text:span> (String): The class name of the HTML element. </text:p>
            </text:list-item>
          </text:list>
        </text:list-item>
        <text:list-item>
          <text:p text:style-name="P57"><text:span text:style-name="Strong_20_Emphasis">Returns:</text:span> <text:span text:style-name="Source_20_Text">undefined</text:span>. </text:p>
        </text:list-item>
      </text:list>
      <text:p text:style-name="Text_20_body"><text:span text:style-name="Strong_20_Emphasis">3. </text:span><text:span text:style-name="Strong_20_Emphasis"><text:span text:style-name="Source_20_Text">setEByType(name, elementType)</text:span></text:span></text:p>
      <text:list xml:id="list3447837570504070155" text:style-name="L58">
        <text:list-item>
          <text:p text:style-name="P152"><text:span text:style-name="Strong_20_Emphasis">Description:</text:span> Finds the first HTML element matching the given <text:span text:style-name="Source_20_Text">elementType</text:span> (e.g., "div", "p") and stores a reference to it in <text:span text:style-name="Source_20_Text">E[name]</text:span>. Logs a warning if not found. </text:p>
        </text:list-item>
        <text:list-item>
          <text:p text:style-name="P152"><text:span text:style-name="Strong_20_Emphasis">Parameters:</text:span> </text:p>
          <text:list>
            <text:list-item>
              <text:p text:style-name="P152"><text:span text:style-name="Source_20_Text">name</text:span> (String): The key to store the element reference under in <text:span text:style-name="Source_20_Text">E</text:span>. </text:p>
            </text:list-item>
            <text:list-item>
              <text:p text:style-name="P152"><text:span text:style-name="Source_20_Text">elementType</text:span> (String): The tag name of the HTML element. </text:p>
            </text:list-item>
          </text:list>
        </text:list-item>
        <text:list-item>
          <text:p text:style-name="P58"><text:span text:style-name="Strong_20_Emphasis">Returns:</text:span> <text:span text:style-name="Source_20_Text">undefined</text:span>. </text:p>
        </text:list-item>
      </text:list>
      <text:p text:style-name="Text_20_body"><text:span text:style-name="Strong_20_Emphasis">4. </text:span><text:span text:style-name="Strong_20_Emphasis"><text:span text:style-name="Source_20_Text">setAllEWithId(name, elementId)</text:span></text:span></text:p>
      <text:list xml:id="list4594276170788146729" text:style-name="L59">
        <text:list-item>
          <text:p text:style-name="P153"><text:span text:style-name="Strong_20_Emphasis">Description:</text:span> Finds all HTML elements matching the <text:span text:style-name="Source_20_Text">elementId</text:span> (though IDs should be unique) and stores an array of these elements in <text:span text:style-name="Source_20_Text">E[name]</text:span>. Logs a warning if no elements are found. </text:p>
        </text:list-item>
        <text:list-item>
          <text:p text:style-name="P153"><text:span text:style-name="Strong_20_Emphasis">Parameters:</text:span> </text:p>
          <text:list>
            <text:list-item>
              <text:p text:style-name="P153"><text:span text:style-name="Source_20_Text">name</text:span> (String): The key to store the array of element references under in <text:span text:style-name="Source_20_Text">E</text:span>. </text:p>
            </text:list-item>
            <text:list-item>
              <text:p text:style-name="P153"><text:span text:style-name="Source_20_Text">elementId</text:span> (String): The ID to query. </text:p>
            </text:list-item>
          </text:list>
        </text:list-item>
        <text:list-item>
          <text:p text:style-name="P59"><text:span text:style-name="Strong_20_Emphasis">Returns:</text:span> <text:span text:style-name="Source_20_Text">undefined</text:span>. </text:p>
        </text:list-item>
      </text:list>
      <text:p text:style-name="Text_20_body"><text:span text:style-name="Strong_20_Emphasis">5. </text:span><text:span text:style-name="Strong_20_Emphasis"><text:span text:style-name="Source_20_Text">setAllEOfClass(name, className)</text:span></text:span></text:p>
      <text:list xml:id="list517469799802250718" text:style-name="L60">
        <text:list-item>
          <text:p text:style-name="P154"><text:span text:style-name="Strong_20_Emphasis">Description:</text:span> Finds all HTML elements matching the <text:span text:style-name="Source_20_Text">className</text:span> and stores an array (converted from HTMLCollection) of these elements in <text:span text:style-name="Source_20_Text">E[name]</text:span>. Logs a warning if no elements are found. </text:p>
        </text:list-item>
        <text:list-item>
          <text:p text:style-name="P154"><text:span text:style-name="Strong_20_Emphasis">Parameters:</text:span> </text:p>
          <text:list>
            <text:list-item>
              <text:p text:style-name="P154"><text:span text:style-name="Source_20_Text">name</text:span> (String): The key to store the array of element references under in <text:span text:style-name="Source_20_Text">E</text:span>. </text:p>
            </text:list-item>
            <text:list-item>
              <text:p text:style-name="P154"><text:span text:style-name="Source_20_Text">className</text:span> (String): The class name to query. </text:p>
            </text:list-item>
          </text:list>
        </text:list-item>
        <text:list-item>
          <text:p text:style-name="P60"><text:span text:style-name="Strong_20_Emphasis">Returns:</text:span> <text:span text:style-name="Source_20_Text">undefined</text:span>. </text:p>
        </text:list-item>
      </text:list>
      <text:p text:style-name="Text_20_body"><text:span text:style-name="Strong_20_Emphasis">6. </text:span><text:span text:style-name="Strong_20_Emphasis"><text:span text:style-name="Source_20_Text">setAllEOfType(name, elementType)</text:span></text:span></text:p>
      <text:list xml:id="list3516586569372619950" text:style-name="L61">
        <text:list-item>
          <text:p text:style-name="P155"><text:span text:style-name="Strong_20_Emphasis">Description:</text:span> Finds all HTML elements matching the <text:span text:style-name="Source_20_Text">elementType</text:span> (tag name) and stores an array (converted from HTMLCollection) of these elements in <text:span text:style-name="Source_20_Text">E[name]</text:span>. Logs a warning <text:soft-page-break/>if no elements are found. </text:p>
        </text:list-item>
        <text:list-item>
          <text:p text:style-name="P155"><text:span text:style-name="Strong_20_Emphasis">Parameters:</text:span> </text:p>
          <text:list>
            <text:list-item>
              <text:p text:style-name="P155"><text:span text:style-name="Source_20_Text">name</text:span> (String): The key to store the array of element references under in <text:span text:style-name="Source_20_Text">E</text:span>. </text:p>
            </text:list-item>
            <text:list-item>
              <text:p text:style-name="P155"><text:span text:style-name="Source_20_Text">elementType</text:span> (String): The tag name to query. </text:p>
            </text:list-item>
          </text:list>
        </text:list-item>
        <text:list-item>
          <text:p text:style-name="P61"><text:span text:style-name="Strong_20_Emphasis">Returns:</text:span> <text:span text:style-name="Source_20_Text">undefined</text:span>. </text:p>
        </text:list-item>
      </text:list>
      <text:p text:style-name="Text_20_body"><text:span text:style-name="Strong_20_Emphasis">Retrieving and Inspecting Stored Elements:</text:span></text:p>
      <text:p text:style-name="Text_20_body"><text:span text:style-name="Strong_20_Emphasis">7. </text:span><text:span text:style-name="Strong_20_Emphasis"><text:span text:style-name="Source_20_Text">getE(name)</text:span></text:span></text:p>
      <text:list xml:id="list2164814100445309630" text:style-name="L62">
        <text:list-item>
          <text:p text:style-name="P156"><text:span text:style-name="Strong_20_Emphasis">Description:</text:span> Retrieves the stored element reference (or array of references) from <text:span text:style-name="Source_20_Text">E[name]</text:span>. </text:p>
        </text:list-item>
        <text:list-item>
          <text:p text:style-name="P156"><text:span text:style-name="Strong_20_Emphasis">Parameters:</text:span> </text:p>
          <text:list>
            <text:list-item>
              <text:p text:style-name="P156"><text:span text:style-name="Source_20_Text">name</text:span> (String): The key of the stored element reference. </text:p>
            </text:list-item>
          </text:list>
        </text:list-item>
        <text:list-item>
          <text:p text:style-name="P62"><text:span text:style-name="Strong_20_Emphasis">Returns:</text:span> (HTMLElement | Array&amp;lt;HTMLElement&gt; | null) The stored element or array of elements, or <text:span text:style-name="Source_20_Text">null</text:span> if not found. </text:p>
        </text:list-item>
      </text:list>
      <text:p text:style-name="Text_20_body"><text:span text:style-name="Strong_20_Emphasis">8. </text:span><text:span text:style-name="Strong_20_Emphasis"><text:span text:style-name="Source_20_Text">typeOfE(name)</text:span></text:span></text:p>
      <text:list xml:id="list7149199259263579792" text:style-name="L63">
        <text:list-item>
          <text:p text:style-name="P157"><text:span text:style-name="Strong_20_Emphasis">Description:</text:span> Returns the tag name (e.g., "div", "p") of the stored element <text:span text:style-name="Source_20_Text">E[name]</text:span> in lowercase. If <text:span text:style-name="Source_20_Text">E[name]</text:span> stores an array or is not found, behavior might vary (the code specifically handles a single element). </text:p>
        </text:list-item>
        <text:list-item>
          <text:p text:style-name="P157"><text:span text:style-name="Strong_20_Emphasis">Parameters:</text:span> </text:p>
          <text:list>
            <text:list-item>
              <text:p text:style-name="P157"><text:span text:style-name="Source_20_Text">name</text:span> (String): The key of the stored element reference. </text:p>
            </text:list-item>
          </text:list>
        </text:list-item>
        <text:list-item>
          <text:p text:style-name="P63"><text:span text:style-name="Strong_20_Emphasis">Returns:</text:span> (String | null) The lowercase tag name of the element, or <text:span text:style-name="Source_20_Text">null</text:span> if the element is not found or <text:span text:style-name="Source_20_Text">E[name]</text:span> is not a single element. </text:p>
        </text:list-item>
      </text:list>
      <text:p text:style-name="Text_20_body"><text:span text:style-name="Strong_20_Emphasis">Deleting Stored Elements:</text:span></text:p>
      <text:p text:style-name="Text_20_body"><text:span text:style-name="Strong_20_Emphasis">9. </text:span><text:span text:style-name="Strong_20_Emphasis"><text:span text:style-name="Source_20_Text">clearE(name)</text:span></text:span></text:p>
      <text:list xml:id="list8445538151493560756" text:style-name="L64">
        <text:list-item>
          <text:p text:style-name="P158"><text:span text:style-name="Strong_20_Emphasis">Description:</text:span> Removes the HTML element <text:span text:style-name="Source_20_Text">E[name]</text:span> from the DOM and deletes its reference from the <text:span text:style-name="Source_20_Text">E</text:span> object. Logs a warning if the element is not found in <text:span text:style-name="Source_20_Text">E</text:span>. <text:span text:style-name="Emphasis">(Note: The function name </text:span><text:span text:style-name="Emphasis"><text:span text:style-name="Source_20_Text">clearE</text:span></text:span><text:span text:style-name="Emphasis"> might be misleading as it removes the element from DOM and deletes the reference, not just clears content. The description says "clears the inner content ... and removes it from the DOM" but the code primarily calls </text:span><text:span text:style-name="Emphasis"><text:span text:style-name="Source_20_Text">element.remove()</text:span></text:span><text:span text:style-name="Emphasis"> and </text:span><text:span text:style-name="Emphasis"><text:span text:style-name="Source_20_Text">delete E[name]</text:span></text:span><text:span text:style-name="Emphasis">.)</text:span> </text:p>
        </text:list-item>
        <text:list-item>
          <text:p text:style-name="P158"><text:span text:style-name="Strong_20_Emphasis">Parameters:</text:span> </text:p>
          <text:list>
            <text:list-item>
              <text:p text:style-name="P158"><text:span text:style-name="Source_20_Text">name</text:span> (String): The key of the stored element reference to clear and delete. </text:p>
            </text:list-item>
          </text:list>
        </text:list-item>
        <text:list-item>
          <text:p text:style-name="P64"><text:span text:style-name="Strong_20_Emphasis">Returns:</text:span> <text:span text:style-name="Source_20_Text">undefined</text:span>. </text:p>
        </text:list-item>
      </text:list>
      <text:p text:style-name="Text_20_body"><text:span text:style-name="Strong_20_Emphasis">10. </text:span><text:span text:style-name="Strong_20_Emphasis"><text:span text:style-name="Source_20_Text">deleteE(name)</text:span></text:span></text:p>
      <text:list xml:id="list4171190175200588370" text:style-name="L65">
        <text:list-item>
          <text:p text:style-name="P159"><text:span text:style-name="Strong_20_Emphasis">Description:</text:span> Removes the HTML element <text:span text:style-name="Source_20_Text">E[name]</text:span> from the DOM and deletes its reference from the <text:span text:style-name="Source_20_Text">E</text:span> object. Logs a warning if the element is not found in <text:span text:style-name="Source_20_Text">E</text:span>. (Functionally similar to <text:span text:style-name="Source_20_Text">clearE</text:span> based on the provided code). </text:p>
        </text:list-item>
        <text:list-item>
          <text:p text:style-name="P159"><text:span text:style-name="Strong_20_Emphasis">Parameters:</text:span> </text:p>
          <text:list>
            <text:list-item>
              <text:p text:style-name="P159"><text:span text:style-name="Source_20_Text">name</text:span> (String): The key of the stored element reference to delete. </text:p>
            </text:list-item>
          </text:list>
        </text:list-item>
        <text:list-item>
          <text:p text:style-name="P65"><text:span text:style-name="Strong_20_Emphasis">Returns:</text:span> <text:span text:style-name="Source_20_Text">undefined</text:span>. </text:p>
        </text:list-item>
      </text:list>
      <text:p text:style-name="Text_20_body"><text:span text:style-name="Strong_20_Emphasis">Creating Elements:</text:span></text:p>
      <text:p text:style-name="Text_20_body"><text:span text:style-name="Strong_20_Emphasis">11. </text:span><text:span text:style-name="Strong_20_Emphasis"><text:span text:style-name="Source_20_Text">createEWithOptions(name, tag, options = {})</text:span></text:span></text:p>
      <text:list xml:id="list3663770563718112732" text:style-name="L66">
        <text:list-item>
          <text:p text:style-name="P160"><text:span text:style-name="Strong_20_Emphasis">Description:</text:span> Creates a new HTML element of the specified <text:span text:style-name="Source_20_Text">tag</text:span>, appends it to <text:span text:style-name="Source_20_Text">document.body</text:span>, and stores a reference to it in <text:span text:style-name="Source_20_Text">E[name]</text:span>. Allows setting <text:span text:style-name="Source_20_Text">id</text:span>, <text:span text:style-name="Source_20_Text">class</text:span>, <text:soft-page-break/>custom <text:span text:style-name="Source_20_Text">attributes</text:span>, inline <text:span text:style-name="Source_20_Text">styles</text:span>, <text:span text:style-name="Source_20_Text">events</text:span> listeners, <text:span text:style-name="Source_20_Text">animations</text:span> (event-triggered style changes), and <text:span text:style-name="Source_20_Text">predefinedAnimations</text:span> through an <text:span text:style-name="Source_20_Text">options</text:span> object. </text:p>
        </text:list-item>
        <text:list-item>
          <text:p text:style-name="P160"><text:span text:style-name="Strong_20_Emphasis">Parameters:</text:span> </text:p>
          <text:list>
            <text:list-item>
              <text:p text:style-name="P160"><text:span text:style-name="Source_20_Text">name</text:span> (String): The key to store the new element reference under in <text:span text:style-name="Source_20_Text">E</text:span>. </text:p>
            </text:list-item>
            <text:list-item>
              <text:p text:style-name="P160"><text:span text:style-name="Source_20_Text">tag</text:span> (String): The HTML tag for the new element (e.g., "div", "button"). </text:p>
            </text:list-item>
            <text:list-item>
              <text:p text:style-name="P160"><text:span text:style-name="Source_20_Text">options</text:span> (Object, optional): An object to configure the element. </text:p>
              <text:list>
                <text:list-item>
                  <text:p text:style-name="P160"><text:span text:style-name="Source_20_Text">id</text:span> (String): ID for the element. </text:p>
                </text:list-item>
                <text:list-item>
                  <text:p text:style-name="P160"><text:span text:style-name="Source_20_Text">class</text:span> (String): Class name(s) for the element. </text:p>
                </text:list-item>
                <text:list-item>
                  <text:p text:style-name="P160"><text:span text:style-name="Source_20_Text">attributes</text:span> (Object): Key-value pairs of attributes. </text:p>
                </text:list-item>
                <text:list-item>
                  <text:p text:style-name="P160"><text:span text:style-name="Source_20_Text">styles</text:span> (Object): Key-value pairs of inline CSS styles. </text:p>
                </text:list-item>
                <text:list-item>
                  <text:p text:style-name="P160"><text:span text:style-name="Source_20_Text">events</text:span> (Object): Key-value pairs where key is event type (e.g., "click") and value is the listener function. </text:p>
                </text:list-item>
                <text:list-item>
                  <text:p text:style-name="P160"><text:span text:style-name="Source_20_Text">animations</text:span> (Object): Key-value pairs for event-triggered style changes. </text:p>
                </text:list-item>
                <text:list-item>
                  <text:p text:style-name="P160"><text:span text:style-name="Source_20_Text">predefinedAnimations</text:span> (Object): Key-value pairs for event-triggered predefined effects (uses <text:span text:style-name="Source_20_Text">applyPredefinedAnimation</text:span>). </text:p>
                </text:list-item>
              </text:list>
            </text:list-item>
          </text:list>
        </text:list-item>
        <text:list-item>
          <text:p text:style-name="P66"><text:span text:style-name="Strong_20_Emphasis">Returns:</text:span> (HTMLElement) The newly created HTML element. </text:p>
        </text:list-item>
      </text:list>
      <text:p text:style-name="Text_20_body"><text:span text:style-name="Strong_20_Emphasis">12. </text:span><text:span text:style-name="Strong_20_Emphasis"><text:span text:style-name="Source_20_Text">createE(name, tag)</text:span></text:span></text:p>
      <text:list xml:id="list2132301654037091528" text:style-name="L67">
        <text:list-item>
          <text:p text:style-name="P161"><text:span text:style-name="Strong_20_Emphasis">Description:</text:span> Creates a new HTML element of the specified <text:span text:style-name="Source_20_Text">tag</text:span>, appends it to <text:span text:style-name="Source_20_Text">document.body</text:span>, and stores a reference to it in <text:span text:style-name="Source_20_Text">E[name]</text:span>. </text:p>
        </text:list-item>
        <text:list-item>
          <text:p text:style-name="P161"><text:span text:style-name="Strong_20_Emphasis">Parameters:</text:span> </text:p>
          <text:list>
            <text:list-item>
              <text:p text:style-name="P161"><text:span text:style-name="Source_20_Text">name</text:span> (String): The key to store the new element reference under in <text:span text:style-name="Source_20_Text">E</text:span>. </text:p>
            </text:list-item>
            <text:list-item>
              <text:p text:style-name="P161"><text:span text:style-name="Source_20_Text">tag</text:span> (String): The HTML tag for the new element (e.g., "div", "button"). </text:p>
            </text:list-item>
          </text:list>
        </text:list-item>
        <text:list-item>
          <text:p text:style-name="P67"><text:span text:style-name="Strong_20_Emphasis">Returns:</text:span> (HTMLElement) The newly created HTML element. </text:p>
        </text:list-item>
      </text:list>
      <text:p text:style-name="Text_20_body"><text:span text:style-name="Strong_20_Emphasis">13. </text:span><text:span text:style-name="Strong_20_Emphasis"><text:span text:style-name="Source_20_Text">createChildE(name, parent, tag)</text:span></text:span></text:p>
      <text:list xml:id="list4820042088390433386" text:style-name="L68">
        <text:list-item>
          <text:p text:style-name="P162"><text:span text:style-name="Strong_20_Emphasis">Description:</text:span> Creates a new HTML element (<text:span text:style-name="Source_20_Text">tag</text:span>) as a child of a specified parent element (referenced by <text:span text:style-name="Source_20_Text">parent</text:span> key in <text:span text:style-name="Source_20_Text">E</text:span>). Stores the new child element in <text:span text:style-name="Source_20_Text">E[name]</text:span>. Logs a warning if the parent is not found. </text:p>
        </text:list-item>
        <text:list-item>
          <text:p text:style-name="P162"><text:span text:style-name="Strong_20_Emphasis">Parameters:</text:span> </text:p>
          <text:list>
            <text:list-item>
              <text:p text:style-name="P162"><text:span text:style-name="Source_20_Text">name</text:span> (String): The key to store the new child element reference under in <text:span text:style-name="Source_20_Text">E</text:span>. </text:p>
            </text:list-item>
            <text:list-item>
              <text:p text:style-name="P162"><text:span text:style-name="Source_20_Text">parent</text:span> (String): The key in <text:span text:style-name="Source_20_Text">E</text:span> referencing the parent HTML element. </text:p>
            </text:list-item>
            <text:list-item>
              <text:p text:style-name="P162"><text:span text:style-name="Source_20_Text">tag</text:span> (String): The HTML tag for the new child element. </text:p>
            </text:list-item>
          </text:list>
        </text:list-item>
        <text:list-item>
          <text:p text:style-name="P68"><text:span text:style-name="Strong_20_Emphasis">Returns:</text:span> (HTMLElement | null) The newly created child element, or <text:span text:style-name="Source_20_Text">null</text:span> if the parent was not found. </text:p>
        </text:list-item>
      </text:list>
      <text:p text:style-name="Text_20_body"><text:span text:style-name="Strong_20_Emphasis">14. </text:span><text:span text:style-name="Strong_20_Emphasis"><text:span text:style-name="Source_20_Text">createChildEWithOptions(name, parent, tag, options = {})</text:span></text:span></text:p>
      <text:list xml:id="list5482690366185713071" text:style-name="L69">
        <text:list-item>
          <text:p text:style-name="P163"><text:span text:style-name="Strong_20_Emphasis">Description:</text:span> Creates a new HTML element (<text:span text:style-name="Source_20_Text">tag</text:span>) as a child of <text:span text:style-name="Source_20_Text">E[parent]</text:span>, with options for <text:span text:style-name="Source_20_Text">id</text:span>, <text:span text:style-name="Source_20_Text">class</text:span>, <text:span text:style-name="Source_20_Text">attributes</text:span>, <text:span text:style-name="Source_20_Text">styles</text:span>, <text:span text:style-name="Source_20_Text">events</text:span>, and <text:span text:style-name="Source_20_Text">animations</text:span> (similar to <text:span text:style-name="Source_20_Text">createEWithOptions</text:span>). Stores the child in <text:span text:style-name="Source_20_Text">E[name]</text:span>. Logs a warning if the parent is not found. </text:p>
        </text:list-item>
        <text:list-item>
          <text:p text:style-name="P163"><text:span text:style-name="Strong_20_Emphasis">Parameters:</text:span> </text:p>
          <text:list>
            <text:list-item>
              <text:p text:style-name="P163"><text:span text:style-name="Source_20_Text">name</text:span> (String): The key to store the new child element reference under in <text:span text:style-name="Source_20_Text">E</text:span>. </text:p>
            </text:list-item>
            <text:list-item>
              <text:p text:style-name="P163"><text:span text:style-name="Source_20_Text">parent</text:span> (String): The key in <text:span text:style-name="Source_20_Text">E</text:span> referencing the parent HTML element. </text:p>
            </text:list-item>
            <text:list-item>
              <text:p text:style-name="P163"><text:span text:style-name="Source_20_Text">tag</text:span> (String): The HTML tag for the new child element. </text:p>
            </text:list-item>
            <text:list-item>
              <text:p text:style-name="P163"><text:span text:style-name="Source_20_Text">options</text:span> (Object, optional): Configuration object (see <text:span text:style-name="Source_20_Text">createEWithOptions</text:span>). </text:p>
            </text:list-item>
          </text:list>
        </text:list-item>
        <text:list-item>
          <text:p text:style-name="P69"><text:span text:style-name="Strong_20_Emphasis">Returns:</text:span> (HTMLElement | null) The newly created child element, or <text:span text:style-name="Source_20_Text">null</text:span> if the parent was not found. </text:p>
        </text:list-item>
      </text:list>
      <text:p text:style-name="Text_20_body"><text:soft-page-break/><text:span text:style-name="Strong_20_Emphasis">Element Animation and Positioning:</text:span></text:p>
      <text:p text:style-name="Text_20_body"><text:span text:style-name="Strong_20_Emphasis">15. </text:span><text:span text:style-name="Strong_20_Emphasis"><text:span text:style-name="Source_20_Text">applyPredefinedAnimationToE(name, effectType)</text:span></text:span></text:p>
      <text:list xml:id="list3131444119228987653" text:style-name="L70">
        <text:list-item>
          <text:p text:style-name="P164"><text:span text:style-name="Strong_20_Emphasis">Description:</text:span> Applies a predefined animation effect ("fade", "bounce", "slide") to the element <text:span text:style-name="Source_20_Text">E[name]</text:span>. Logs a warning if the element or effect is not found. </text:p>
        </text:list-item>
        <text:list-item>
          <text:p text:style-name="P164"><text:span text:style-name="Strong_20_Emphasis">Parameters:</text:span> </text:p>
          <text:list>
            <text:list-item>
              <text:p text:style-name="P164"><text:span text:style-name="Source_20_Text">name</text:span> (String): The key of the stored element reference in <text:span text:style-name="Source_20_Text">E</text:span>. </text:p>
            </text:list-item>
            <text:list-item>
              <text:p text:style-name="P164"><text:span text:style-name="Source_20_Text">effectType</text:span> (String): The type of predefined animation ("fade", "bounce", "slide"). </text:p>
            </text:list-item>
          </text:list>
        </text:list-item>
        <text:list-item>
          <text:p text:style-name="P70"><text:span text:style-name="Strong_20_Emphasis">Returns:</text:span> <text:span text:style-name="Source_20_Text">undefined</text:span>. </text:p>
        </text:list-item>
      </text:list>
      <text:p text:style-name="Text_20_body"><text:span text:style-name="Strong_20_Emphasis">16. </text:span><text:span text:style-name="Strong_20_Emphasis"><text:span text:style-name="Source_20_Text">setEViewportAnchor(name, ViewportAnchor)</text:span></text:span></text:p>
      <text:list xml:id="list6903417027355849487" text:style-name="L71">
        <text:list-item>
          <text:p text:style-name="P165"><text:span text:style-name="Strong_20_Emphasis">Description:</text:span> Sets the CSS <text:span text:style-name="Source_20_Text">position</text:span> property (e.g., "absolute", "relative", "fixed") for the element <text:span text:style-name="Source_20_Text">E[name]</text:span>. Logs a warning if the element is not found. </text:p>
        </text:list-item>
        <text:list-item>
          <text:p text:style-name="P165"><text:span text:style-name="Strong_20_Emphasis">Parameters:</text:span> </text:p>
          <text:list>
            <text:list-item>
              <text:p text:style-name="P165"><text:span text:style-name="Source_20_Text">name</text:span> (String): The key of the stored element reference in <text:span text:style-name="Source_20_Text">E</text:span>. </text:p>
            </text:list-item>
            <text:list-item>
              <text:p text:style-name="P165"><text:span text:style-name="Source_20_Text">ViewportAnchor</text:span> (String): The CSS position value. </text:p>
            </text:list-item>
          </text:list>
        </text:list-item>
        <text:list-item>
          <text:p text:style-name="P71"><text:span text:style-name="Strong_20_Emphasis">Returns:</text:span> <text:span text:style-name="Source_20_Text">undefined</text:span>. </text:p>
        </text:list-item>
      </text:list>
      <text:p text:style-name="Text_20_body"><text:span text:style-name="Strong_20_Emphasis">17. </text:span><text:span text:style-name="Strong_20_Emphasis"><text:span text:style-name="Source_20_Text">setEPosition(name, position)</text:span></text:span></text:p>
      <text:list xml:id="list1831724048987036510" text:style-name="L72">
        <text:list-item>
          <text:p text:style-name="P166"><text:span text:style-name="Strong_20_Emphasis">Description:</text:span> Sets the <text:span text:style-name="Source_20_Text">left</text:span> (x) and/or <text:span text:style-name="Source_20_Text">top</text:span> (y) CSS properties for the element <text:span text:style-name="Source_20_Text">E[name]</text:span>. Requires the element's <text:span text:style-name="Source_20_Text">position</text:span> to be "absolute", "relative", or "fixed". Logs warnings if the element is not found or position is not set appropriately. </text:p>
        </text:list-item>
        <text:list-item>
          <text:p text:style-name="P166"><text:span text:style-name="Strong_20_Emphasis">Parameters:</text:span> </text:p>
          <text:list>
            <text:list-item>
              <text:p text:style-name="P166"><text:span text:style-name="Source_20_Text">name</text:span> (String): The key of the stored element reference in <text:span text:style-name="Source_20_Text">E</text:span>. </text:p>
            </text:list-item>
            <text:list-item>
              <text:p text:style-name="P166"><text:span text:style-name="Source_20_Text">position</text:span> (Object): An object with <text:span text:style-name="Source_20_Text">x</text:span> and/or <text:span text:style-name="Source_20_Text">y</text:span> numeric properties (values in pixels). </text:p>
              <text:list>
                <text:list-item>
                  <text:p text:style-name="P166"><text:span text:style-name="Source_20_Text">x</text:span> (Number, optional): The left position in pixels. </text:p>
                </text:list-item>
                <text:list-item>
                  <text:p text:style-name="P166"><text:span text:style-name="Source_20_Text">y</text:span> (Number, optional): The top position in pixels. </text:p>
                </text:list-item>
              </text:list>
            </text:list-item>
          </text:list>
        </text:list-item>
        <text:list-item>
          <text:p text:style-name="P72"><text:span text:style-name="Strong_20_Emphasis">Returns:</text:span> <text:span text:style-name="Source_20_Text">undefined</text:span>. </text:p>
        </text:list-item>
      </text:list>
      <text:p text:style-name="Text_20_body"><text:span text:style-name="Strong_20_Emphasis">18. </text:span><text:span text:style-name="Strong_20_Emphasis"><text:span text:style-name="Source_20_Text">setEAnchor(name, vertical, horizontal)</text:span></text:span></text:p>
      <text:list xml:id="list9163497740863054203" text:style-name="L73">
        <text:list-item>
          <text:p text:style-name="P167"><text:span text:style-name="Strong_20_Emphasis">Description:</text:span> Sets the anchor position (e.g., top-left, middle-center, bottom-right) of element <text:span text:style-name="Source_20_Text">E[name]</text:span> using CSS <text:span text:style-name="Source_20_Text">top</text:span>, <text:span text:style-name="Source_20_Text">bottom</text:span>, <text:span text:style-name="Source_20_Text">left</text:span>, <text:span text:style-name="Source_20_Text">right</text:span>, and <text:span text:style-name="Source_20_Text">transform</text:span> properties. Requires element's <text:span text:style-name="Source_20_Text">position</text:span> to be "absolute", "relative", or "fixed". Logs warnings if conditions are not met or anchors are invalid. </text:p>
        </text:list-item>
        <text:list-item>
          <text:p text:style-name="P167"><text:span text:style-name="Strong_20_Emphasis">Parameters:</text:span> </text:p>
          <text:list>
            <text:list-item>
              <text:p text:style-name="P167"><text:span text:style-name="Source_20_Text">name</text:span> (String): The key of the stored element reference in <text:span text:style-name="Source_20_Text">E</text:span>. </text:p>
            </text:list-item>
            <text:list-item>
              <text:p text:style-name="P167"><text:span text:style-name="Source_20_Text">vertical</text:span> (String): Vertical anchor ("top", "middle", "bottom"). </text:p>
            </text:list-item>
            <text:list-item>
              <text:p text:style-name="P167"><text:span text:style-name="Source_20_Text">horizontal</text:span> (String): Horizontal anchor ("left", "middle", "right"). </text:p>
            </text:list-item>
          </text:list>
        </text:list-item>
        <text:list-item>
          <text:p text:style-name="P73"><text:span text:style-name="Strong_20_Emphasis">Returns:</text:span> <text:span text:style-name="Source_20_Text">undefined</text:span>. </text:p>
        </text:list-item>
      </text:list>
      <text:p text:style-name="Text_20_body"><text:span text:style-name="Strong_20_Emphasis">Manipulating Element Children:</text:span></text:p>
      <text:p text:style-name="Text_20_body"><text:span text:style-name="Strong_20_Emphasis">19. </text:span><text:span text:style-name="Strong_20_Emphasis"><text:span text:style-name="Source_20_Text">deleteFirstChildOfE(name)</text:span></text:span></text:p>
      <text:list xml:id="list3441116792491554778" text:style-name="L74">
        <text:list-item>
          <text:p text:style-name="P168"><text:span text:style-name="Strong_20_Emphasis">Description:</text:span> Removes all child nodes from the element <text:span text:style-name="Source_20_Text">E[name]</text:span>. Logs a warning if <text:span text:style-name="Source_20_Text">E[name]</text:span> is not found. (Note: The function name implies deleting only the first child, but the implementation <text:span text:style-name="Source_20_Text">while (element.firstChild) { element.removeChild(element.firstChild); }</text:span> removes all children.) </text:p>
        </text:list-item>
        <text:list-item>
          <text:p text:style-name="P168"><text:soft-page-break/><text:span text:style-name="Strong_20_Emphasis">Parameters:</text:span> </text:p>
          <text:list>
            <text:list-item>
              <text:p text:style-name="P168"><text:span text:style-name="Source_20_Text">name</text:span> (String): The key of the stored parent element reference in <text:span text:style-name="Source_20_Text">E</text:span>. </text:p>
            </text:list-item>
          </text:list>
        </text:list-item>
        <text:list-item>
          <text:p text:style-name="P74"><text:span text:style-name="Strong_20_Emphasis">Returns:</text:span> <text:span text:style-name="Source_20_Text">undefined</text:span>. </text:p>
        </text:list-item>
      </text:list>
      <text:p text:style-name="Text_20_body"><text:span text:style-name="Strong_20_Emphasis">20. </text:span><text:span text:style-name="Strong_20_Emphasis"><text:span text:style-name="Source_20_Text">deleteAllChildrenOfE(name)</text:span></text:span></text:p>
      <text:list xml:id="list7340069746830586690" text:style-name="L75">
        <text:list-item>
          <text:p text:style-name="P169"><text:span text:style-name="Strong_20_Emphasis">Description:</text:span> Removes all child nodes from the element <text:span text:style-name="Source_20_Text">E[name]</text:span>. Logs a warning if <text:span text:style-name="Source_20_Text">E[name]</text:span> is not found. </text:p>
        </text:list-item>
        <text:list-item>
          <text:p text:style-name="P169"><text:span text:style-name="Strong_20_Emphasis">Parameters:</text:span> </text:p>
          <text:list>
            <text:list-item>
              <text:p text:style-name="P169"><text:span text:style-name="Source_20_Text">name</text:span> (String): The key of the stored parent element reference in <text:span text:style-name="Source_20_Text">E</text:span>. </text:p>
            </text:list-item>
          </text:list>
        </text:list-item>
        <text:list-item>
          <text:p text:style-name="P75"><text:span text:style-name="Strong_20_Emphasis">Returns:</text:span> <text:span text:style-name="Source_20_Text">undefined</text:span>. </text:p>
        </text:list-item>
      </text:list>
      <text:p text:style-name="Text_20_body"><text:span text:style-name="Strong_20_Emphasis">21. </text:span><text:span text:style-name="Strong_20_Emphasis"><text:span text:style-name="Source_20_Text">deleteChildIndexOfE(name, index)</text:span></text:span></text:p>
      <text:list xml:id="list884704742562731892" text:style-name="L76">
        <text:list-item>
          <text:p text:style-name="P170"><text:span text:style-name="Strong_20_Emphasis">Description:</text:span> Deletes a specific child element of <text:span text:style-name="Source_20_Text">E[name]</text:span> at the given <text:span text:style-name="Source_20_Text">index</text:span>. Logs warnings if <text:span text:style-name="Source_20_Text">E[name]</text:span> is not found or index is invalid. </text:p>
        </text:list-item>
        <text:list-item>
          <text:p text:style-name="P170"><text:span text:style-name="Strong_20_Emphasis">Parameters:</text:span> </text:p>
          <text:list>
            <text:list-item>
              <text:p text:style-name="P170"><text:span text:style-name="Source_20_Text">name</text:span> (String): The key of the stored parent element reference in <text:span text:style-name="Source_20_Text">E</text:span>. </text:p>
            </text:list-item>
            <text:list-item>
              <text:p text:style-name="P170"><text:span text:style-name="Source_20_Text">index</text:span> (Number): The index of the child element to delete. </text:p>
            </text:list-item>
          </text:list>
        </text:list-item>
        <text:list-item>
          <text:p text:style-name="P76"><text:span text:style-name="Strong_20_Emphasis">Returns:</text:span> <text:span text:style-name="Source_20_Text">undefined</text:span>. </text:p>
        </text:list-item>
      </text:list>
      <text:p text:style-name="Text_20_body"><text:span text:style-name="Strong_20_Emphasis">Retrieving Information About Element Children:</text:span></text:p>
      <text:p text:style-name="Text_20_body"><text:span text:style-name="Strong_20_Emphasis">22. </text:span><text:span text:style-name="Strong_20_Emphasis"><text:span text:style-name="Source_20_Text">getAllChildrenOfE(name)</text:span></text:span></text:p>
      <text:list xml:id="list4327109557035205702" text:style-name="L77">
        <text:list-item>
          <text:p text:style-name="P171"><text:span text:style-name="Strong_20_Emphasis">Description:</text:span> Returns an array of objects, where each object represents a direct child element of <text:span text:style-name="Source_20_Text">E[name]</text:span> and contains its <text:span text:style-name="Source_20_Text">index</text:span>, <text:span text:style-name="Source_20_Text">tag</text:span> (lowercase), and <text:span text:style-name="Source_20_Text">id</text:span> (or <text:span text:style-name="Source_20_Text">null</text:span>). Logs a warning if <text:span text:style-name="Source_20_Text">E[name]</text:span> is not found. </text:p>
        </text:list-item>
        <text:list-item>
          <text:p text:style-name="P171"><text:span text:style-name="Strong_20_Emphasis">Parameters:</text:span> </text:p>
          <text:list>
            <text:list-item>
              <text:p text:style-name="P171"><text:span text:style-name="Source_20_Text">name</text:span> (String): The key of the stored parent element reference in <text:span text:style-name="Source_20_Text">E</text:span>. </text:p>
            </text:list-item>
          </text:list>
        </text:list-item>
        <text:list-item>
          <text:p text:style-name="P77"><text:span text:style-name="Strong_20_Emphasis">Returns:</text:span> (Array&amp;lt;Object&gt; | null) An array of child information objects, or <text:span text:style-name="Source_20_Text">null</text:span> if parent not found. </text:p>
        </text:list-item>
      </text:list>
      <text:p text:style-name="Text_20_body"><text:span text:style-name="Strong_20_Emphasis">23. </text:span><text:span text:style-name="Strong_20_Emphasis"><text:span text:style-name="Source_20_Text">getAllDescendantsOfE(name)</text:span></text:span></text:p>
      <text:list xml:id="list728374361120329777" text:style-name="L78">
        <text:list-item>
          <text:p text:style-name="P172"><text:span text:style-name="Strong_20_Emphasis">Description:</text:span> Recursively gets all descendants (children, grandchildren, etc.) of <text:span text:style-name="Source_20_Text">E[name]</text:span>. Returns an array of objects, each representing a descendant with <text:span text:style-name="Source_20_Text">index</text:span> (relative to its direct parent in the iteration), <text:span text:style-name="Source_20_Text">tag</text:span> (lowercase), and <text:span text:style-name="Source_20_Text">id</text:span> (or <text:span text:style-name="Source_20_Text">null</text:span>). The recursion appears to rely on descendants also being stored in <text:span text:style-name="Source_20_Text">E</text:span> by their ID for deeper traversal, which might be a specific design assumption. Logs a warning if <text:span text:style-name="Source_20_Text">E[name]</text:span> is not found. </text:p>
        </text:list-item>
        <text:list-item>
          <text:p text:style-name="P172"><text:span text:style-name="Strong_20_Emphasis">Parameters:</text:span> </text:p>
          <text:list>
            <text:list-item>
              <text:p text:style-name="P172"><text:span text:style-name="Source_20_Text">name</text:span> (String): The key of the stored parent element reference in <text:span text:style-name="Source_20_Text">E</text:span>. </text:p>
            </text:list-item>
          </text:list>
        </text:list-item>
        <text:list-item>
          <text:p text:style-name="P78"><text:span text:style-name="Strong_20_Emphasis">Returns:</text:span> (Array&amp;lt;Object&gt;) An array of descendant information objects, or an empty array if parent not found. </text:p>
        </text:list-item>
      </text:list>
      <text:p text:style-name="Text_20_body"><text:span text:style-name="Strong_20_Emphasis">24. </text:span><text:span text:style-name="Strong_20_Emphasis"><text:span text:style-name="Source_20_Text">getAllChildrenByTypeOfE(name, type)</text:span></text:span></text:p>
      <text:list xml:id="list7864273064930855124" text:style-name="L79">
        <text:list-item>
          <text:p text:style-name="P173"><text:span text:style-name="Strong_20_Emphasis">Description:</text:span> Returns an array of direct child elements of <text:span text:style-name="Source_20_Text">E[name]</text:span> that match the specified <text:span text:style-name="Source_20_Text">type</text:span> (tag name, case-insensitive). Logs a warning if <text:span text:style-name="Source_20_Text">E[name]</text:span> is not found. </text:p>
        </text:list-item>
        <text:list-item>
          <text:p text:style-name="P173"><text:span text:style-name="Strong_20_Emphasis">Parameters:</text:span> </text:p>
          <text:list>
            <text:list-item>
              <text:p text:style-name="P173"><text:span text:style-name="Source_20_Text">name</text:span> (String): The key of the stored parent element reference in <text:span text:style-name="Source_20_Text">E</text:span>. </text:p>
            </text:list-item>
            <text:list-item>
              <text:p text:style-name="P173"><text:span text:style-name="Source_20_Text">type</text:span> (String): The tag name to filter by (e.g., "div"). </text:p>
            </text:list-item>
          </text:list>
        </text:list-item>
        <text:list-item>
          <text:p text:style-name="P79"><text:span text:style-name="Strong_20_Emphasis">Returns:</text:span> (Array&amp;lt;HTMLElement&gt;) An array of matching child elements, or an empty array. </text:p>
        </text:list-item>
      </text:list>
      <text:p text:style-name="Text_20_body"><text:soft-page-break/><text:span text:style-name="Strong_20_Emphasis">25. </text:span><text:span text:style-name="Strong_20_Emphasis"><text:span text:style-name="Source_20_Text">getFirstChildByClassOfE(name, className)</text:span></text:span></text:p>
      <text:list xml:id="list2864207183009900194" text:style-name="L80">
        <text:list-item>
          <text:p text:style-name="P174"><text:span text:style-name="Strong_20_Emphasis">Description:</text:span> Returns the first direct child element of <text:span text:style-name="Source_20_Text">E[name]</text:span> that has the specified <text:span text:style-name="Source_20_Text">className</text:span>. Logs a warning if <text:span text:style-name="Source_20_Text">E[name]</text:span> is not found. </text:p>
        </text:list-item>
        <text:list-item>
          <text:p text:style-name="P174"><text:span text:style-name="Strong_20_Emphasis">Parameters:</text:span> </text:p>
          <text:list>
            <text:list-item>
              <text:p text:style-name="P174"><text:span text:style-name="Source_20_Text">name</text:span> (String): The key of the stored parent element reference in <text:span text:style-name="Source_20_Text">E</text:span>. </text:p>
            </text:list-item>
            <text:list-item>
              <text:p text:style-name="P174"><text:span text:style-name="Source_20_Text">className</text:span> (String): The class name to search for. </text:p>
            </text:list-item>
          </text:list>
        </text:list-item>
        <text:list-item>
          <text:p text:style-name="P80"><text:span text:style-name="Strong_20_Emphasis">Returns:</text:span> (HTMLElement | null) The first matching child element, or <text:span text:style-name="Source_20_Text">null</text:span>. </text:p>
        </text:list-item>
      </text:list>
      <text:p text:style-name="Text_20_body"><text:span text:style-name="Strong_20_Emphasis">26. </text:span><text:span text:style-name="Strong_20_Emphasis"><text:span text:style-name="Source_20_Text">getAllChildrenByClassOfE(name, className)</text:span></text:span></text:p>
      <text:list xml:id="list7070891950132420381" text:style-name="L81">
        <text:list-item>
          <text:p text:style-name="P175"><text:span text:style-name="Strong_20_Emphasis">Description:</text:span> Returns an array of direct child elements of <text:span text:style-name="Source_20_Text">E[name]</text:span> that have the specified <text:span text:style-name="Source_20_Text">className</text:span>. Logs a warning if <text:span text:style-name="Source_20_Text">E[name]</text:span> is not found. </text:p>
        </text:list-item>
        <text:list-item>
          <text:p text:style-name="P175"><text:span text:style-name="Strong_20_Emphasis">Parameters:</text:span> </text:p>
          <text:list>
            <text:list-item>
              <text:p text:style-name="P175"><text:span text:style-name="Source_20_Text">name</text:span> (String): The key of the stored parent element reference in <text:span text:style-name="Source_20_Text">E</text:span>. </text:p>
            </text:list-item>
            <text:list-item>
              <text:p text:style-name="P175"><text:span text:style-name="Source_20_Text">className</text:span> (String): The class name to filter by. </text:p>
            </text:list-item>
          </text:list>
        </text:list-item>
        <text:list-item>
          <text:p text:style-name="P81"><text:span text:style-name="Strong_20_Emphasis">Returns:</text:span> (Array&amp;lt;HTMLElement&gt;) An array of matching child elements, or an empty array. </text:p>
        </text:list-item>
      </text:list>
      <text:p text:style-name="Text_20_body"><text:span text:style-name="Strong_20_Emphasis">27. </text:span><text:span text:style-name="Strong_20_Emphasis"><text:span text:style-name="Source_20_Text">getAllChildrenByClassWithAttributesOfE(name, className, attributes = {})</text:span></text:span></text:p>
      <text:list xml:id="list8898728869044243546" text:style-name="L82">
        <text:list-item>
          <text:p text:style-name="P176"><text:span text:style-name="Strong_20_Emphasis">Description:</text:span> Returns an array of direct child elements of <text:span text:style-name="Source_20_Text">E[name]</text:span> that have the specified <text:span text:style-name="Source_20_Text">className</text:span> AND match all key-value pairs in the <text:span text:style-name="Source_20_Text">attributes</text:span> object. Logs a warning if <text:span text:style-name="Source_20_Text">E[name]</text:span> is not found. </text:p>
        </text:list-item>
        <text:list-item>
          <text:p text:style-name="P176"><text:span text:style-name="Strong_20_Emphasis">Parameters:</text:span> </text:p>
          <text:list>
            <text:list-item>
              <text:p text:style-name="P176"><text:span text:style-name="Source_20_Text">name</text:span> (String): The key of the stored parent element reference in <text:span text:style-name="Source_20_Text">E</text:span>. </text:p>
            </text:list-item>
            <text:list-item>
              <text:p text:style-name="P176"><text:span text:style-name="Source_20_Text">className</text:span> (String): The class name to filter by. </text:p>
            </text:list-item>
            <text:list-item>
              <text:p text:style-name="P176"><text:span text:style-name="Source_20_Text">attributes</text:span> (Object, optional): An object of attribute names and their expected values. </text:p>
            </text:list-item>
          </text:list>
        </text:list-item>
        <text:list-item>
          <text:p text:style-name="P82"><text:span text:style-name="Strong_20_Emphasis">Returns:</text:span> (Array&amp;lt;HTMLElement&gt;) An array of matching child elements, or an empty array. </text:p>
        </text:list-item>
      </text:list>
      <text:p text:style-name="Text_20_body"><text:span text:style-name="Strong_20_Emphasis">28. </text:span><text:span text:style-name="Strong_20_Emphasis"><text:span text:style-name="Source_20_Text">getAllChildrenByTypeWithAttributesOfE(name, type, attributes = {})</text:span></text:span></text:p>
      <text:list xml:id="list6145165716324442804" text:style-name="L83">
        <text:list-item>
          <text:p text:style-name="P177"><text:span text:style-name="Strong_20_Emphasis">Description:</text:span> Returns an array of direct child elements of <text:span text:style-name="Source_20_Text">E[name]</text:span> that match the specified <text:span text:style-name="Source_20_Text">type</text:span> (tag name) AND match all key-value pairs in the <text:span text:style-name="Source_20_Text">attributes</text:span> object. Logs a warning if <text:span text:style-name="Source_20_Text">E[name]</text:span> is not found. </text:p>
        </text:list-item>
        <text:list-item>
          <text:p text:style-name="P177"><text:span text:style-name="Strong_20_Emphasis">Parameters:</text:span> </text:p>
          <text:list>
            <text:list-item>
              <text:p text:style-name="P177"><text:span text:style-name="Source_20_Text">name</text:span> (String): The key of the stored parent element reference in <text:span text:style-name="Source_20_Text">E</text:span>. </text:p>
            </text:list-item>
            <text:list-item>
              <text:p text:style-name="P177"><text:span text:style-name="Source_20_Text">type</text:span> (String): The tag name to filter by. </text:p>
            </text:list-item>
            <text:list-item>
              <text:p text:style-name="P177"><text:span text:style-name="Source_20_Text">attributes</text:span> (Object, optional): An object of attribute names and their expected values. </text:p>
            </text:list-item>
          </text:list>
        </text:list-item>
        <text:list-item>
          <text:p text:style-name="P83"><text:span text:style-name="Strong_20_Emphasis">Returns:</text:span> (Array&amp;lt;HTMLElement&gt;) An array of matching child elements, or an empty array. </text:p>
        </text:list-item>
      </text:list>
      <text:p text:style-name="Text_20_body"><text:span text:style-name="Strong_20_Emphasis">29. </text:span><text:span text:style-name="Strong_20_Emphasis"><text:span text:style-name="Source_20_Text">getAllChildrenByTypeOfClassWithAttributesOfE(name, type, className, attributes = {})</text:span></text:span></text:p>
      <text:list xml:id="list195468874124499491" text:style-name="L84">
        <text:list-item>
          <text:p text:style-name="P178"><text:span text:style-name="Strong_20_Emphasis">Description:</text:span> Returns an array of direct child elements of <text:span text:style-name="Source_20_Text">E[name]</text:span> that match the specified <text:span text:style-name="Source_20_Text">type</text:span> (tag name), have the specified <text:span text:style-name="Source_20_Text">className</text:span>, AND match all key-value pairs in the <text:span text:style-name="Source_20_Text">attributes</text:span> object. Logs a warning if <text:span text:style-name="Source_20_Text">E[name]</text:span> is not found. </text:p>
        </text:list-item>
        <text:list-item>
          <text:p text:style-name="P178"><text:soft-page-break/><text:span text:style-name="Strong_20_Emphasis">Parameters:</text:span> </text:p>
          <text:list>
            <text:list-item>
              <text:p text:style-name="P178"><text:span text:style-name="Source_20_Text">name</text:span> (String): The key of the stored parent element reference in <text:span text:style-name="Source_20_Text">E</text:span>. </text:p>
            </text:list-item>
            <text:list-item>
              <text:p text:style-name="P178"><text:span text:style-name="Source_20_Text">type</text:span> (String): The tag name to filter by. </text:p>
            </text:list-item>
            <text:list-item>
              <text:p text:style-name="P178"><text:span text:style-name="Source_20_Text">className</text:span> (String): The class name to filter by. </text:p>
            </text:list-item>
            <text:list-item>
              <text:p text:style-name="P178"><text:span text:style-name="Source_20_Text">attributes</text:span> (Object, optional): An object of attribute names and their expected values. </text:p>
            </text:list-item>
          </text:list>
        </text:list-item>
        <text:list-item>
          <text:p text:style-name="P84"><text:span text:style-name="Strong_20_Emphasis">Returns:</text:span> (Array&amp;lt;HTMLElement&gt;) An array of matching child elements, or an empty array. </text:p>
        </text:list-item>
      </text:list>
      <text:p text:style-name="Horizontal_20_Line"/>
      <text:h text:style-name="Heading_20_3" text:outline-level="3">Mouse Position</text:h>
      <text:p text:style-name="Text_20_body">Functions and a global variable for tracking mouse cursor position.</text:p>
      <text:p text:style-name="Text_20_body"><text:span text:style-name="Strong_20_Emphasis">Global Variable:</text:span></text:p>
      <text:list xml:id="list6701566189192202873" text:style-name="L85">
        <text:list-item>
          <text:p text:style-name="P85"><text:span text:style-name="Source_20_Text">mousePosition</text:span>: An object <text:span text:style-name="Source_20_Text">{ x: 0, y: 0 }</text:span> that stores the current clientX and clientY coordinates of the mouse. It's updated when <text:span text:style-name="Source_20_Text">startMouseLoop()</text:span> is active and the mouse moves. </text:p>
        </text:list-item>
      </text:list>
      <text:p text:style-name="Text_20_body"><text:span text:style-name="Strong_20_Emphasis">1. </text:span><text:span text:style-name="Strong_20_Emphasis"><text:span text:style-name="Source_20_Text">mouseMoved(event)</text:span></text:span></text:p>
      <text:list xml:id="list8321743580648793453" text:style-name="L86">
        <text:list-item>
          <text:p text:style-name="P179"><text:span text:style-name="Strong_20_Emphasis">Description:</text:span> An event handler function that updates the global <text:span text:style-name="Source_20_Text">mousePosition</text:span> object with the mouse's <text:span text:style-name="Source_20_Text">clientX</text:span> and <text:span text:style-name="Source_20_Text">clientY</text:span> from the <text:span text:style-name="Source_20_Text">event</text:span> object. It also calls <text:span text:style-name="Source_20_Text">mouseLoop()</text:span>. This function is typically assigned as an event listener. </text:p>
        </text:list-item>
        <text:list-item>
          <text:p text:style-name="P179"><text:span text:style-name="Strong_20_Emphasis">Parameters:</text:span> </text:p>
          <text:list>
            <text:list-item>
              <text:p text:style-name="P179"><text:span text:style-name="Source_20_Text">event</text:span> (MouseEvent): The mouse event object. </text:p>
            </text:list-item>
          </text:list>
        </text:list-item>
        <text:list-item>
          <text:p text:style-name="P86"><text:span text:style-name="Strong_20_Emphasis">Returns:</text:span> <text:span text:style-name="Source_20_Text">undefined</text:span>. </text:p>
        </text:list-item>
      </text:list>
      <text:p text:style-name="Text_20_body"><text:span text:style-name="Strong_20_Emphasis">2. </text:span><text:span text:style-name="Strong_20_Emphasis"><text:span text:style-name="Source_20_Text">startMouseLoop()</text:span></text:span></text:p>
      <text:list xml:id="list7196913113920156285" text:style-name="L87">
        <text:list-item>
          <text:p text:style-name="P180"><text:span text:style-name="Strong_20_Emphasis">Description:</text:span> Adds an event listener to the <text:span text:style-name="Source_20_Text">document</text:span> to track "mousemove" events, calling <text:span text:style-name="Source_20_Text">mouseMoved</text:span> on each event. This enables continuous updating of the <text:span text:style-name="Source_20_Text">mousePosition</text:span> object. </text:p>
        </text:list-item>
        <text:list-item>
          <text:p text:style-name="P87"><text:span text:style-name="Strong_20_Emphasis">Returns:</text:span> <text:span text:style-name="Source_20_Text">undefined</text:span>. </text:p>
        </text:list-item>
      </text:list>
      <text:p text:style-name="Text_20_body"><text:span text:style-name="Strong_20_Emphasis">3. </text:span><text:span text:style-name="Strong_20_Emphasis"><text:span text:style-name="Source_20_Text">stopMouseLoop()</text:span></text:span></text:p>
      <text:list xml:id="list7773881845856333866" text:style-name="L88">
        <text:list-item>
          <text:p text:style-name="P181"><text:span text:style-name="Strong_20_Emphasis">Description:</text:span> Removes the "mousemove" event listener from the <text:span text:style-name="Source_20_Text">document</text:span>, thereby stopping the continuous update of the <text:span text:style-name="Source_20_Text">mousePosition</text:span> object. </text:p>
        </text:list-item>
        <text:list-item>
          <text:p text:style-name="P88"><text:span text:style-name="Strong_20_Emphasis">Returns:</text:span> <text:span text:style-name="Source_20_Text">undefined</text:span>. </text:p>
        </text:list-item>
      </text:list>
      <text:p text:style-name="Text_20_body"><text:span text:style-name="Strong_20_Emphasis">4. </text:span><text:span text:style-name="Strong_20_Emphasis"><text:span text:style-name="Source_20_Text">mouseLoop()</text:span></text:span></text:p>
      <text:list xml:id="list7313973635228168025" text:style-name="L89">
        <text:list-item>
          <text:p text:style-name="P182"><text:span text:style-name="Strong_20_Emphasis">Description:</text:span> A function that is called every time the mouse moves (if <text:span text:style-name="Source_20_Text">startMouseLoop()</text:span> has been initiated and <text:span text:style-name="Source_20_Text">mouseMoved</text:span> is the handler). This function is intended for the user to define or redefine custom logic that should execute based on the mouse's current position (available via the <text:span text:style-name="Source_20_Text">mousePosition</text:span> object). The provided example code within this function is commented out but suggests updating an element's position. </text:p>
        </text:list-item>
        <text:list-item>
          <text:p text:style-name="P182"><text:span text:style-name="Strong_20_Emphasis">Returns:</text:span> <text:span text:style-name="Source_20_Text">undefined</text:span>. </text:p>
        </text:list-item>
        <text:list-item>
          <text:p text:style-name="P89"><text:span text:style-name="Strong_20_Emphasis">Note:</text:span> This function is designed to be overridden by the user for custom mouse-related actions. </text:p>
        </text:list-item>
      </text:list>
      <text:p text:style-name="Horizontal_20_Line"/>
      <text:h text:style-name="Heading_20_3" text:outline-level="3"><text:soft-page-break/>Main Loop with Start &amp; Stop Functions</text:h>
      <text:p text:style-name="Text_20_body">Provides a generic main loop using <text:span text:style-name="Source_20_Text">requestAnimationFrame</text:span> for continuous updates or animations.</text:p>
      <text:p text:style-name="Text_20_body"><text:span text:style-name="Strong_20_Emphasis">Global Variables:</text:span></text:p>
      <text:list xml:id="list3663494830074417185" text:style-name="L90">
        <text:list-item>
          <text:p text:style-name="P183"><text:span text:style-name="Source_20_Text">deltaTime</text:span>: Stores the time elapsed (in milliseconds) between the current and last frame. </text:p>
        </text:list-item>
        <text:list-item>
          <text:p text:style-name="P183"><text:span text:style-name="Source_20_Text">lastFrameTime</text:span>: Timestamp of the last frame, used to calculate <text:span text:style-name="Source_20_Text">deltaTime</text:span>. </text:p>
        </text:list-item>
        <text:list-item>
          <text:p text:style-name="P183"><text:span text:style-name="Source_20_Text">isRunning</text:span>: A boolean flag indicating whether the main loop is active. </text:p>
        </text:list-item>
        <text:list-item>
          <text:p text:style-name="P90"><text:span text:style-name="Source_20_Text">loopId</text:span>: Stores the ID returned by <text:span text:style-name="Source_20_Text">requestAnimationFrame</text:span>, used to cancel the loop. </text:p>
        </text:list-item>
      </text:list>
      <text:p text:style-name="Text_20_body"><text:span text:style-name="Strong_20_Emphasis">1. </text:span><text:span text:style-name="Strong_20_Emphasis"><text:span text:style-name="Source_20_Text">startMainLoop()</text:span></text:span></text:p>
      <text:list xml:id="list3891746951376822028" text:style-name="L91">
        <text:list-item>
          <text:p text:style-name="P184"><text:span text:style-name="Strong_20_Emphasis">Description:</text:span> Starts the main loop if it's not already running. Sets <text:span text:style-name="Source_20_Text">isRunning</text:span> to <text:span text:style-name="Source_20_Text">true</text:span>, initializes <text:span text:style-name="Source_20_Text">lastFrameTime</text:span>, and schedules the first call to <text:span text:style-name="Source_20_Text">mainLoopTick</text:span> using <text:span text:style-name="Source_20_Text">requestAnimationFrame</text:span>. Logs "Main loop started." to the console. </text:p>
        </text:list-item>
        <text:list-item>
          <text:p text:style-name="P91"><text:span text:style-name="Strong_20_Emphasis">Returns:</text:span> <text:span text:style-name="Source_20_Text">undefined</text:span>. </text:p>
        </text:list-item>
      </text:list>
      <text:p text:style-name="Text_20_body"><text:span text:style-name="Strong_20_Emphasis">2. </text:span><text:span text:style-name="Strong_20_Emphasis"><text:span text:style-name="Source_20_Text">mainLoopTick()</text:span></text:span></text:p>
      <text:list xml:id="list2236659843464454880" text:style-name="L92">
        <text:list-item>
          <text:p text:style-name="P185"><text:span text:style-name="Strong_20_Emphasis">Description:</text:span> The internal function that runs on each animation frame. It calculates <text:span text:style-name="Source_20_Text">deltaTime</text:span>, updates <text:span text:style-name="Source_20_Text">lastFrameTime</text:span>, calls the user-defined <text:span text:style-name="Source_20_Text">mainLoop()</text:span> function, and then schedules itself for the next frame via <text:span text:style-name="Source_20_Text">requestAnimationFrame</text:span>. It stops if <text:span text:style-name="Source_20_Text">isRunning</text:span> is <text:span text:style-name="Source_20_Text">false</text:span>. </text:p>
        </text:list-item>
        <text:list-item>
          <text:p text:style-name="P92"><text:span text:style-name="Strong_20_Emphasis">Returns:</text:span> <text:span text:style-name="Source_20_Text">undefined</text:span>. </text:p>
        </text:list-item>
      </text:list>
      <text:p text:style-name="Text_20_body"><text:span text:style-name="Strong_20_Emphasis">3. </text:span><text:span text:style-name="Strong_20_Emphasis"><text:span text:style-name="Source_20_Text">stopMainLoop()</text:span></text:span></text:p>
      <text:list xml:id="list3779610378385209806" text:style-name="L93">
        <text:list-item>
          <text:p text:style-name="P186"><text:span text:style-name="Strong_20_Emphasis">Description:</text:span> Stops the main loop if it is running. Sets <text:span text:style-name="Source_20_Text">isRunning</text:span> to <text:span text:style-name="Source_20_Text">false</text:span> and cancels the scheduled animation frame using <text:span text:style-name="Source_20_Text">cancelAnimationFrame</text:span>. Logs "Main loop stopped." to the console. </text:p>
        </text:list-item>
        <text:list-item>
          <text:p text:style-name="P93"><text:span text:style-name="Strong_20_Emphasis">Returns:</text:span> <text:span text:style-name="Source_20_Text">undefined</text:span>. </text:p>
        </text:list-item>
      </text:list>
      <text:p text:style-name="Text_20_body"><text:span text:style-name="Strong_20_Emphasis">4. </text:span><text:span text:style-name="Strong_20_Emphasis"><text:span text:style-name="Source_20_Text">mainLoop()</text:span></text:span></text:p>
      <text:list xml:id="list609861890521335575" text:style-name="L94">
        <text:list-item>
          <text:p text:style-name="P187"><text:span text:style-name="Strong_20_Emphasis">Description:</text:span> A function that is called on every iteration (tick) of the main loop. This function is intended for the user to define or redefine the primary logic that should execute repeatedly (e.g., game updates, animations). The library provides an empty stub for this function. </text:p>
        </text:list-item>
        <text:list-item>
          <text:p text:style-name="P187"><text:span text:style-name="Strong_20_Emphasis">Returns:</text:span> <text:span text:style-name="Source_20_Text">undefined</text:span>. </text:p>
        </text:list-item>
        <text:list-item>
          <text:p text:style-name="P94"><text:span text:style-name="Strong_20_Emphasis">Note:</text:span> This function is designed to be overridden by the user for custom loop-based actions. </text:p>
        </text:list-item>
      </text:list>
      <text:p text:style-name="Horizontal_20_Line"/>
      <text:h text:style-name="Heading_20_3" text:outline-level="3">License Verification</text:h>
      <text:p text:style-name="Text_20_body">This section handles the validation of the commercial license key. It's an automatic process when the library loads.</text:p>
      <text:list xml:id="list3364621735346842565" text:style-name="L95">
        <text:list-item>
          <text:p text:style-name="P188">The library attempts to retrieve <text:span text:style-name="Source_20_Text">JsDynVarLicense</text:span> from a <text:span text:style-name="Source_20_Text">data-JsDynVarLicense</text:span> attribute on the script tag that loaded it, or from a global <text:span text:style-name="Source_20_Text">window.JsDynVarLicense</text:span> variable. </text:p>
        </text:list-item>
        <text:list-item>
          <text:p text:style-name="P188">It then makes a <text:span text:style-name="Source_20_Text">fetch</text:span> request to <text:span text:style-name="Source_20_Text">https://www.jsdynvar.com/validate_license.php</text:span> with the license key. </text:p>
        </text:list-item>
        <text:list-item>
          <text:p text:style-name="P188">The response message (e.g., success or failure) is logged to the console. </text:p>
        </text:list-item>
        <text:list-item>
          <text:p text:style-name="P188"><text:soft-page-break/>If the request fails, an error is logged. </text:p>
        </text:list-item>
        <text:list-item>
          <text:p text:style-name="P95">After the check, the <text:span text:style-name="Source_20_Text">JsDynVarLicense</text:span> variable in the script is cleared.</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b" fo:country="NO"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x </meta:initial-creator>
    <meta:creation-date>2025-05-28T19:42:21.89</meta:creation-date>
    <meta:document-statistic meta:table-count="0" meta:image-count="0" meta:object-count="0" meta:page-count="19" meta:paragraph-count="561" meta:word-count="5557" meta:character-count="35684"/>
    <dc:date>2025-05-28T19:44:29.08</dc:date>
    <dc:creator>alex </dc:creator>
    <meta:editing-duration>PT2M9S</meta:editing-duration>
    <meta:editing-cycles>1</meta:editing-cycles>
    <meta:generator>OpenOffice/4.1.15$Win32 OpenOffice.org_project/4115m2$Build-9813</meta:generator>
  </office:meta>
</office:document-meta>
</file>